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071in"/>
    </style:style>
    <style:style style:name="co2" style:family="table-column">
      <style:table-column-properties fo:break-before="auto" style:column-width="0.5193in"/>
    </style:style>
    <style:style style:name="co3" style:family="table-column">
      <style:table-column-properties fo:break-before="auto" style:column-width="0.540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5" table:default-cell-style-name="ce1"/>
        <table:table-row table:style-name="ro1">
          <table:table-cell table:style-name="ce1"/>
          <table:table-cell office:value-type="string">
            <text:p>10.3.</text:p>
          </table:table-cell>
          <table:table-cell table:style-name="Default" office:value-type="string">
            <text:p>14.3.</text:p>
          </table:table-cell>
          <table:table-cell table:style-name="Default" office:value-type="string">
            <text:p>23.3.</text:p>
          </table:table-cell>
          <table:table-cell table:style-name="Default" office:value-type="string">
            <text:p>24.3.</text:p>
          </table:table-cell>
          <table:table-cell table:style-name="Default" office:value-type="string">
            <text:p>30.3.</text:p>
          </table:table-cell>
          <table:table-cell office:value-type="string">
            <text:p>1.4.</text:p>
          </table:table-cell>
          <table:table-cell office:value-type="string">
            <text:p>4.4.</text:p>
          </table:table-cell>
          <table:table-cell table:style-name="Default" office:value-type="string">
            <text:p>13.4.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ReverseUser@IDC_D </text:p>
          </table:table-cell>
          <table:table-cell table:number-columns-repeated="2" office:value-type="string">
            <text:p><text:s text:c="2"/>0.15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15 </text:p>
          </table:table-cell>
          <table:table-cell table:number-columns-repeated="2" office:value-type="string">
            <text:p><text:s text:c="2"/>0.16 </text:p>
          </table:table-cell>
          <table:table-cell office:value-type="string">
            <text:p><text:s text:c="2"/>0.17 </text:p>
          </table:table-cell>
          <table:table-cell office:value-type="string">
            <text:p><text:s text:c="2"/>0.15 </text:p>
          </table:table-cell>
        </table:table-row>
        <table:table-row table:style-name="ro1">
          <table:table-cell office:value-type="string">
            <text:p>ReverseUser@IDC+_D</text:p>
          </table:table-cell>
          <table:table-cell table:number-columns-repeated="3" office:value-type="string">
            <text:p><text:s text:c="2"/>0.11 </text:p>
          </table:table-cell>
          <table:table-cell office:value-type="string">
            <text:p><text:s text:c="2"/>0.13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4 </text:p>
          </table:table-cell>
          <table:table-cell office:value-type="string">
            <text:p><text:s text:c="2"/>0.11 </text:p>
          </table:table-cell>
        </table:table-row>
        <table:table-row table:style-name="ro1">
          <table:table-cell office:value-type="string">
            <text:p>ReverseUser@PAKCS </text:p>
          </table:table-cell>
          <table:table-cell table:number-columns-repeated="2" office:value-type="string">
            <text:p><text:s text:c="2"/>2.08 </text:p>
          </table:table-cell>
          <table:table-cell office:value-type="string">
            <text:p><text:s text:c="2"/>2.06 </text:p>
          </table:table-cell>
          <table:table-cell office:value-type="string">
            <text:p><text:s text:c="2"/>2.07 </text:p>
          </table:table-cell>
          <table:table-cell office:value-type="string">
            <text:p><text:s text:c="2"/>2.17 </text:p>
          </table:table-cell>
          <table:table-cell office:value-type="string">
            <text:p><text:s text:c="2"/>2.08 </text:p>
          </table:table-cell>
          <table:table-cell office:value-type="string">
            <text:p><text:s text:c="2"/>2.30 </text:p>
          </table:table-cell>
          <table:table-cell office:value-type="string">
            <text:p><text:s text:c="2"/>2.08 </text:p>
          </table:table-cell>
        </table:table-row>
        <table:table-row table:style-name="ro1">
          <table:table-cell office:value-type="string">
            <text:p>ReverseUser@MCC <text:s text:c="2"/></text:p>
          </table:table-cell>
          <table:table-cell office:value-type="string">
            <text:p><text:s text:c="2"/>0.33 </text:p>
          </table:table-cell>
          <table:table-cell table:number-columns-repeated="2"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38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7 </text:p>
          </table:table-cell>
        </table:table-row>
        <table:table-row table:style-name="ro1">
          <table:table-cell office:value-type="string">
            <text:p>ReverseUser@GHC <text:s text:c="2"/>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table:number-columns-repeated="2"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4 </text:p>
          </table:table-cell>
          <table:table-cell office:value-type="string">
            <text:p><text:s text:c="2"/>0.10 </text:p>
          </table:table-cell>
        </table:table-row>
        <table:table-row table:style-name="ro1">
          <table:table-cell office:value-type="string">
            <text:p>ReverseUser@GHC+ <text:s/></text:p>
          </table:table-cell>
          <table:table-cell office:value-type="string">
            <text:p><text:s text:c="2"/>0.10 </text:p>
          </table:table-cell>
          <table:table-cell table:number-columns-repeated="2" office:value-type="string">
            <text:p><text:s text:c="2"/>0.11 </text:p>
          </table:table-cell>
          <table:table-cell table:number-columns-repeated="3" office:value-type="string">
            <text:p><text:s text:c="2"/>0.10 </text:p>
          </table:table-cell>
          <table:table-cell office:value-type="string">
            <text:p><text:s text:c="2"/>0.14 </text:p>
          </table:table-cell>
          <table:table-cell office:value-type="string">
            <text:p><text:s text:c="2"/>0.11 </text:p>
          </table:table-cell>
        </table:table-row>
        <table:table-row table:style-name="ro1">
          <table:table-cell office:value-type="string">
            <text:p>reverseuser@SICS <text:s/></text:p>
          </table:table-cell>
          <table:table-cell table:number-columns-repeated="2" office:value-type="string">
            <text:p><text:s text:c="2"/>0.38 </text:p>
          </table:table-cell>
          <table:table-cell office:value-type="string">
            <text:p><text:s text:c="2"/>0.40 </text:p>
          </table:table-cell>
          <table:table-cell table:number-columns-repeated="3" office:value-type="string">
            <text:p><text:s text:c="2"/>0.39 </text:p>
          </table:table-cell>
          <table:table-cell office:value-type="string">
            <text:p><text:s text:c="2"/>0.44 </text:p>
          </table:table-cell>
          <table:table-cell office:value-type="string">
            <text:p><text:s text:c="2"/>0.38 </text:p>
          </table:table-cell>
        </table:table-row>
        <table:table-row table:style-name="ro1">
          <table:table-cell office:value-type="string">
            <text:p>reverseuser@SWI <text:s text:c="2"/></text:p>
          </table:table-cell>
          <table:table-cell table:number-columns-repeated="2" office:value-type="string">
            <text:p><text:s text:c="2"/>1.34 </text:p>
          </table:table-cell>
          <table:table-cell office:value-type="string">
            <text:p><text:s text:c="2"/>1.38 </text:p>
          </table:table-cell>
          <table:table-cell office:value-type="string">
            <text:p><text:s text:c="2"/>1.33 </text:p>
          </table:table-cell>
          <table:table-cell office:value-type="string">
            <text:p><text:s text:c="2"/>1.38 </text:p>
          </table:table-cell>
          <table:table-cell office:value-type="string">
            <text:p><text:s text:c="2"/>1.34 </text:p>
          </table:table-cell>
          <table:table-cell office:value-type="string">
            <text:p><text:s text:c="2"/>1.46 </text:p>
          </table:table-cell>
          <table:table-cell office:value-type="string">
            <text:p><text:s text:c="2"/>1.35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Reverse@IDC_D </text:p>
          </table:table-cell>
          <table:table-cell table:number-columns-repeated="2" office:value-type="string">
            <text:p><text:s text:c="2"/>0.15 </text:p>
          </table:table-cell>
          <table:table-cell table:number-columns-repeated="2" office:value-type="string">
            <text:p><text:s text:c="2"/>0.16 </text:p>
          </table:table-cell>
          <table:table-cell table:number-columns-repeated="2" office:value-type="string">
            <text:p><text:s text:c="2"/>0.18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16 </text:p>
          </table:table-cell>
        </table:table-row>
        <table:table-row table:style-name="ro1">
          <table:table-cell office:value-type="string">
            <text:p>Reverse@IDC+_D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table:number-columns-repeated="2"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0 </text:p>
          </table:table-cell>
        </table:table-row>
        <table:table-row table:style-name="ro1">
          <table:table-cell office:value-type="string">
            <text:p>Reverse@PAKCS </text:p>
          </table:table-cell>
          <table:table-cell office:value-type="string">
            <text:p><text:s text:c="2"/>2.02 </text:p>
          </table:table-cell>
          <table:table-cell office:value-type="string">
            <text:p><text:s text:c="2"/>1.89 </text:p>
          </table:table-cell>
          <table:table-cell office:value-type="string">
            <text:p><text:s text:c="2"/>1.90 </text:p>
          </table:table-cell>
          <table:table-cell office:value-type="string">
            <text:p><text:s text:c="2"/>1.91 </text:p>
          </table:table-cell>
          <table:table-cell office:value-type="string">
            <text:p><text:s text:c="2"/>1.88 </text:p>
          </table:table-cell>
          <table:table-cell office:value-type="string">
            <text:p><text:s text:c="2"/>1.85 </text:p>
          </table:table-cell>
          <table:table-cell office:value-type="string">
            <text:p><text:s text:c="2"/>1.94 </text:p>
          </table:table-cell>
          <table:table-cell office:value-type="string">
            <text:p><text:s text:c="2"/>1.89 </text:p>
          </table:table-cell>
        </table:table-row>
        <table:table-row table:style-name="ro1">
          <table:table-cell office:value-type="string">
            <text:p>Reverse@MCC <text:s text:c="2"/></text:p>
          </table:table-cell>
          <table:table-cell office:value-type="string">
            <text:p><text:s text:c="2"/>0.34 </text:p>
          </table:table-cell>
          <table:table-cell table:number-columns-repeated="4" office:value-type="string">
            <text:p><text:s text:c="2"/>0.38 </text:p>
          </table:table-cell>
          <table:table-cell office:value-type="string">
            <text:p><text:s text:c="2"/>0.32 </text:p>
          </table:table-cell>
          <table:table-cell table:number-columns-repeated="2" office:value-type="string">
            <text:p><text:s text:c="2"/>0.35 </text:p>
          </table:table-cell>
        </table:table-row>
        <table:table-row table:style-name="ro1">
          <table:table-cell office:value-type="string">
            <text:p>Reverse@GHC <text:s text:c="2"/></text:p>
          </table:table-cell>
          <table:table-cell office:value-type="string">
            <text:p><text:s text:c="2"/>0.10 </text:p>
          </table:table-cell>
          <table:table-cell table:number-columns-repeated="7" office:value-type="string">
            <text:p><text:s text:c="2"/>0.11 </text:p>
          </table:table-cell>
        </table:table-row>
        <table:table-row table:style-name="ro1">
          <table:table-cell office:value-type="string">
            <text:p>Reverse@GHC+ <text:s/></text:p>
          </table:table-cell>
          <table:table-cell table:number-columns-repeated="3"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3 </text:p>
          </table:table-cell>
          <table:table-cell office:value-type="string">
            <text:p><text:s text:c="2"/>0.11 </text:p>
          </table:table-cell>
        </table:table-row>
        <table:table-row table:style-name="ro1">
          <table:table-cell office:value-type="string">
            <text:p>reverse@SICS <text:s/></text:p>
          </table:table-cell>
          <table:table-cell office:value-type="string">
            <text:p><text:s text:c="2"/>0.28 </text:p>
          </table:table-cell>
          <table:table-cell table:number-columns-repeated="2" office:value-type="string">
            <text:p><text:s text:c="2"/>0.29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28 </text:p>
          </table:table-cell>
        </table:table-row>
        <table:table-row table:style-name="ro1">
          <table:table-cell office:value-type="string">
            <text:p>reverse@SWI <text:s text:c="2"/></text:p>
          </table:table-cell>
          <table:table-cell office:value-type="string">
            <text:p><text:s text:c="2"/>1.14 </text:p>
          </table:table-cell>
          <table:table-cell office:value-type="string">
            <text:p><text:s text:c="2"/>1.18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14 </text:p>
          </table:table-cell>
          <table:table-cell office:value-type="string">
            <text:p><text:s text:c="2"/>1.20 </text:p>
          </table:table-cell>
          <table:table-cell office:value-type="string">
            <text:p><text:s text:c="2"/>1.16 </text:p>
          </table:table-cell>
          <table:table-cell office:value-type="string">
            <text:p><text:s text:c="2"/>1.31 </text:p>
          </table:table-cell>
          <table:table-cell office:value-type="string">
            <text:p><text:s text:c="2"/>1.16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Tak@IDC_D </text:p>
          </table:table-cell>
          <table:table-cell office:value-type="string">
            <text:p><text:s text:c="2"/>0.54 </text:p>
          </table:table-cell>
          <table:table-cell office:value-type="string">
            <text:p><text:s text:c="2"/>0.62 </text:p>
          </table:table-cell>
          <table:table-cell office:value-type="string">
            <text:p><text:s text:c="2"/>0.55 </text:p>
          </table:table-cell>
          <table:table-cell office:value-type="string">
            <text:p><text:s text:c="2"/>0.52 </text:p>
          </table:table-cell>
          <table:table-cell office:value-type="string">
            <text:p><text:s text:c="2"/>0.58 </text:p>
          </table:table-cell>
          <table:table-cell office:value-type="string">
            <text:p><text:s text:c="2"/>0.62 </text:p>
          </table:table-cell>
          <table:table-cell office:value-type="string">
            <text:p><text:s text:c="2"/>0.58 </text:p>
          </table:table-cell>
          <table:table-cell office:value-type="string">
            <text:p><text:s text:c="2"/>0.56 </text:p>
          </table:table-cell>
        </table:table-row>
        <table:table-row table:style-name="ro1">
          <table:table-cell office:value-type="string">
            <text:p>Tak@IDC+_D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5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4 </text:p>
          </table:table-cell>
        </table:table-row>
        <table:table-row table:style-name="ro1">
          <table:table-cell office:value-type="string">
            <text:p>Tak@PAKCS </text:p>
          </table:table-cell>
          <table:table-cell office:value-type="string">
            <text:p><text:s/>38.13 </text:p>
          </table:table-cell>
          <table:table-cell office:value-type="string">
            <text:p><text:s/>39.81 </text:p>
          </table:table-cell>
          <table:table-cell office:value-type="string">
            <text:p><text:s/>39.61 </text:p>
          </table:table-cell>
          <table:table-cell office:value-type="string">
            <text:p><text:s/>39.19 </text:p>
          </table:table-cell>
          <table:table-cell office:value-type="string">
            <text:p><text:s/>38.65 </text:p>
          </table:table-cell>
          <table:table-cell office:value-type="string">
            <text:p><text:s/>38.62 </text:p>
          </table:table-cell>
          <table:table-cell office:value-type="string">
            <text:p><text:s/>40.19 </text:p>
          </table:table-cell>
          <table:table-cell office:value-type="string">
            <text:p><text:s/>39.31 </text:p>
          </table:table-cell>
        </table:table-row>
        <table:table-row table:style-name="ro1">
          <table:table-cell office:value-type="string">
            <text:p>Tak@MCC <text:s text:c="2"/></text:p>
          </table:table-cell>
          <table:table-cell office:value-type="string">
            <text:p><text:s text:c="2"/>1.00 </text:p>
          </table:table-cell>
          <table:table-cell office:value-type="string">
            <text:p><text:s text:c="2"/>0.99 </text:p>
          </table:table-cell>
          <table:table-cell office:value-type="string">
            <text:p><text:s text:c="2"/>1.02 </text:p>
          </table:table-cell>
          <table:table-cell office:value-type="string">
            <text:p><text:s text:c="2"/>1.03 </text:p>
          </table:table-cell>
          <table:table-cell office:value-type="string">
            <text:p><text:s text:c="2"/>1.01 </text:p>
          </table:table-cell>
          <table:table-cell office:value-type="string">
            <text:p><text:s text:c="2"/>0.98 </text:p>
          </table:table-cell>
          <table:table-cell office:value-type="string">
            <text:p><text:s text:c="2"/>1.02 </text:p>
          </table:table-cell>
          <table:table-cell office:value-type="string">
            <text:p><text:s text:c="2"/>1.07 </text:p>
          </table:table-cell>
        </table:table-row>
        <table:table-row table:style-name="ro1">
          <table:table-cell office:value-type="string">
            <text:p>Tak@GHC <text:s text:c="2"/></text:p>
          </table:table-cell>
          <table:table-cell office:value-type="string">
            <text:p><text:s text:c="2"/>0.38 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5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5 </text:p>
          </table:table-cell>
        </table:table-row>
        <table:table-row table:style-name="ro1">
          <table:table-cell office:value-type="string">
            <text:p>Tak@GHC+ <text:s/></text:p>
          </table:table-cell>
          <table:table-cell table:number-columns-repeated="8" office:value-type="string">
            <text:p><text:s text:c="2"/>0.04 </text:p>
          </table:table-cell>
        </table:table-row>
        <table:table-row table:style-name="ro1">
          <table:table-cell office:value-type="string">
            <text:p>tak@SICS <text:s/></text:p>
          </table:table-cell>
          <table:table-cell office:value-type="string">
            <text:p><text:s text:c="2"/>0.50 </text:p>
          </table:table-cell>
          <table:table-cell office:value-type="string">
            <text:p><text:s text:c="2"/>0.53 </text:p>
          </table:table-cell>
          <table:table-cell table:number-columns-repeated="2" office:value-type="string">
            <text:p><text:s text:c="2"/>0.50 </text:p>
          </table:table-cell>
          <table:table-cell table:number-columns-repeated="3" office:value-type="string">
            <text:p><text:s text:c="2"/>0.52 </text:p>
          </table:table-cell>
          <table:table-cell office:value-type="string">
            <text:p><text:s text:c="2"/>0.49 </text:p>
          </table:table-cell>
        </table:table-row>
        <table:table-row table:style-name="ro1">
          <table:table-cell office:value-type="string">
            <text:p>tak@SWI <text:s text:c="2"/></text:p>
          </table:table-cell>
          <table:table-cell office:value-type="string">
            <text:p><text:s text:c="2"/>1.87 </text:p>
          </table:table-cell>
          <table:table-cell office:value-type="string">
            <text:p><text:s text:c="2"/>1.91 </text:p>
          </table:table-cell>
          <table:table-cell office:value-type="string">
            <text:p><text:s text:c="2"/>1.92 </text:p>
          </table:table-cell>
          <table:table-cell office:value-type="string">
            <text:p><text:s text:c="2"/>1.87 </text:p>
          </table:table-cell>
          <table:table-cell office:value-type="string">
            <text:p><text:s text:c="2"/>2.00 </text:p>
          </table:table-cell>
          <table:table-cell office:value-type="string">
            <text:p><text:s text:c="2"/>2.06 </text:p>
          </table:table-cell>
          <table:table-cell office:value-type="string">
            <text:p><text:s text:c="2"/>2.14 </text:p>
          </table:table-cell>
          <table:table-cell office:value-type="string">
            <text:p><text:s text:c="2"/>1.94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TakPeano@IDC_D </text:p>
          </table:table-cell>
          <table:table-cell office:value-type="string">
            <text:p><text:s text:c="2"/>1.16 </text:p>
          </table:table-cell>
          <table:table-cell office:value-type="string">
            <text:p><text:s text:c="2"/>1.22 </text:p>
          </table:table-cell>
          <table:table-cell office:value-type="string">
            <text:p><text:s text:c="2"/>1.26 </text:p>
          </table:table-cell>
          <table:table-cell office:value-type="string">
            <text:p><text:s text:c="2"/>1.14 </text:p>
          </table:table-cell>
          <table:table-cell office:value-type="string">
            <text:p><text:s text:c="2"/>1.20 </text:p>
          </table:table-cell>
          <table:table-cell office:value-type="string">
            <text:p><text:s text:c="2"/>1.25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18 </text:p>
          </table:table-cell>
        </table:table-row>
        <table:table-row table:style-name="ro1">
          <table:table-cell office:value-type="string">
            <text:p>TakPeano@IDC+_D</text:p>
          </table:table-cell>
          <table:table-cell office:value-type="string">
            <text:p><text:s text:c="2"/>0.81 </text:p>
          </table:table-cell>
          <table:table-cell office:value-type="string">
            <text:p><text:s text:c="2"/>0.78 </text:p>
          </table:table-cell>
          <table:table-cell office:value-type="string">
            <text:p><text:s text:c="2"/>0.88 </text:p>
          </table:table-cell>
          <table:table-cell table:number-columns-repeated="2" office:value-type="string">
            <text:p><text:s text:c="2"/>0.82 </text:p>
          </table:table-cell>
          <table:table-cell office:value-type="string">
            <text:p><text:s text:c="2"/>0.89 </text:p>
          </table:table-cell>
          <table:table-cell office:value-type="string">
            <text:p><text:s text:c="2"/>0.85 </text:p>
          </table:table-cell>
          <table:table-cell office:value-type="string">
            <text:p><text:s text:c="2"/>0.84 </text:p>
          </table:table-cell>
        </table:table-row>
        <table:table-row table:style-name="ro1">
          <table:table-cell office:value-type="string">
            <text:p>TakPeano@PAKCS </text:p>
          </table:table-cell>
          <table:table-cell office:value-type="string">
            <text:p><text:s/>63.26 </text:p>
          </table:table-cell>
          <table:table-cell office:value-type="string">
            <text:p><text:s/>61.57 </text:p>
          </table:table-cell>
          <table:table-cell office:value-type="string">
            <text:p><text:s/>62.00 </text:p>
          </table:table-cell>
          <table:table-cell office:value-type="string">
            <text:p><text:s/>60.69 </text:p>
          </table:table-cell>
          <table:table-cell office:value-type="string">
            <text:p><text:s/>61.30 </text:p>
          </table:table-cell>
          <table:table-cell office:value-type="string">
            <text:p><text:s/>62.43 </text:p>
          </table:table-cell>
          <table:table-cell office:value-type="string">
            <text:p><text:s/>67.35 </text:p>
          </table:table-cell>
          <table:table-cell office:value-type="string">
            <text:p><text:s/>64.60 </text:p>
          </table:table-cell>
        </table:table-row>
        <table:table-row table:style-name="ro1">
          <table:table-cell office:value-type="string">
            <text:p>TakPeano@MCC <text:s text:c="2"/></text:p>
          </table:table-cell>
          <table:table-cell office:value-type="string">
            <text:p><text:s text:c="2"/>3.73 </text:p>
          </table:table-cell>
          <table:table-cell office:value-type="string">
            <text:p><text:s text:c="2"/>3.72 </text:p>
          </table:table-cell>
          <table:table-cell office:value-type="string">
            <text:p><text:s text:c="2"/>3.95 </text:p>
          </table:table-cell>
          <table:table-cell office:value-type="string">
            <text:p><text:s text:c="2"/>3.99 </text:p>
          </table:table-cell>
          <table:table-cell office:value-type="string">
            <text:p><text:s text:c="2"/>3.82 </text:p>
          </table:table-cell>
          <table:table-cell office:value-type="string">
            <text:p><text:s text:c="2"/>3.74 </text:p>
          </table:table-cell>
          <table:table-cell office:value-type="string">
            <text:p><text:s text:c="2"/>3.95 </text:p>
          </table:table-cell>
          <table:table-cell office:value-type="string">
            <text:p><text:s text:c="2"/>3.93 </text:p>
          </table:table-cell>
        </table:table-row>
        <table:table-row table:style-name="ro1">
          <table:table-cell office:value-type="string">
            <text:p>TakPeano@GHC <text:s text:c="2"/></text:p>
          </table:table-cell>
          <table:table-cell table:number-columns-repeated="2" office:value-type="string">
            <text:p><text:s text:c="2"/>0.68 </text:p>
          </table:table-cell>
          <table:table-cell table:number-columns-repeated="2" office:value-type="string">
            <text:p><text:s text:c="2"/>0.69 </text:p>
          </table:table-cell>
          <table:table-cell table:number-columns-repeated="2" office:value-type="string">
            <text:p><text:s text:c="2"/>0.70 </text:p>
          </table:table-cell>
          <table:table-cell office:value-type="string">
            <text:p><text:s text:c="2"/>0.77 </text:p>
          </table:table-cell>
          <table:table-cell office:value-type="string">
            <text:p><text:s text:c="2"/>0.70 </text:p>
          </table:table-cell>
        </table:table-row>
        <table:table-row table:style-name="ro1">
          <table:table-cell office:value-type="string">
            <text:p>TakPeano@GHC+ <text:s/></text:p>
          </table:table-cell>
          <table:table-cell table:number-columns-repeated="6" office:value-type="string">
            <text:p><text:s text:c="2"/>0.50 </text:p>
          </table:table-cell>
          <table:table-cell office:value-type="string">
            <text:p><text:s text:c="2"/>0.53 </text:p>
          </table:table-cell>
          <table:table-cell office:value-type="string">
            <text:p><text:s text:c="2"/>0.52 </text:p>
          </table:table-cell>
        </table:table-row>
        <table:table-row table:style-name="ro1">
          <table:table-cell office:value-type="string">
            <text:p>takpeano@SICS <text:s/></text:p>
          </table:table-cell>
          <table:table-cell office:value-type="string">
            <text:p><text:s text:c="2"/>4.63 </text:p>
          </table:table-cell>
          <table:table-cell office:value-type="string">
            <text:p><text:s text:c="2"/>4.81 </text:p>
          </table:table-cell>
          <table:table-cell office:value-type="string">
            <text:p><text:s text:c="2"/>4.66 </text:p>
          </table:table-cell>
          <table:table-cell office:value-type="string">
            <text:p><text:s text:c="2"/>4.82 </text:p>
          </table:table-cell>
          <table:table-cell office:value-type="string">
            <text:p><text:s text:c="2"/>4.71 </text:p>
          </table:table-cell>
          <table:table-cell office:value-type="string">
            <text:p><text:s text:c="2"/>4.90 </text:p>
          </table:table-cell>
          <table:table-cell office:value-type="string">
            <text:p><text:s text:c="2"/>4.97 </text:p>
          </table:table-cell>
          <table:table-cell office:value-type="string">
            <text:p><text:s text:c="2"/>4.94 </text:p>
          </table:table-cell>
        </table:table-row>
        <table:table-row table:style-name="ro1">
          <table:table-cell office:value-type="string">
            <text:p>takpeano@SWI <text:s text:c="2"/></text:p>
          </table:table-cell>
          <table:table-cell office:value-type="string">
            <text:p><text:s/>12.38 </text:p>
          </table:table-cell>
          <table:table-cell office:value-type="string">
            <text:p><text:s/>12.72 </text:p>
          </table:table-cell>
          <table:table-cell office:value-type="string">
            <text:p><text:s/>12.81 </text:p>
          </table:table-cell>
          <table:table-cell office:value-type="string">
            <text:p><text:s/>12.72 </text:p>
          </table:table-cell>
          <table:table-cell office:value-type="string">
            <text:p><text:s/>12.66 </text:p>
          </table:table-cell>
          <table:table-cell office:value-type="string">
            <text:p><text:s/>12.49 </text:p>
          </table:table-cell>
          <table:table-cell office:value-type="string">
            <text:p><text:s/>14.08 </text:p>
          </table:table-cell>
          <table:table-cell office:value-type="string">
            <text:p><text:s/>12.59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ReverseHO@IDC <text:s text:c="2"/></text:p>
          </table:table-cell>
          <table:table-cell office:value-type="string">
            <text:p><text:s/>64.53 </text:p>
          </table:table-cell>
          <table:table-cell office:value-type="string">
            <text:p><text:s/>64.61 </text:p>
          </table:table-cell>
          <table:table-cell office:value-type="string">
            <text:p><text:s/>67.01 </text:p>
          </table:table-cell>
          <table:table-cell office:value-type="string">
            <text:p><text:s/>64.28 </text:p>
          </table:table-cell>
          <table:table-cell office:value-type="string">
            <text:p><text:s/>65.45 </text:p>
          </table:table-cell>
          <table:table-cell office:value-type="string">
            <text:p><text:s/>65.18 </text:p>
          </table:table-cell>
          <table:table-cell office:value-type="string">
            <text:p><text:s/>65.08 </text:p>
          </table:table-cell>
          <table:table-cell office:value-type="string">
            <text:p><text:s/>65.92 </text:p>
          </table:table-cell>
        </table:table-row>
        <table:table-row table:style-name="ro1">
          <table:table-cell office:value-type="string">
            <text:p>ReverseHO@IDC+ <text:s/></text:p>
          </table:table-cell>
          <table:table-cell office:value-type="string">
            <text:p><text:s/>32.22 </text:p>
          </table:table-cell>
          <table:table-cell office:value-type="string">
            <text:p><text:s/>32.23 </text:p>
          </table:table-cell>
          <table:table-cell office:value-type="string">
            <text:p><text:s/>32.79 </text:p>
          </table:table-cell>
          <table:table-cell office:value-type="string">
            <text:p><text:s/>32.82 </text:p>
          </table:table-cell>
          <table:table-cell office:value-type="string">
            <text:p><text:s/>32.31 </text:p>
          </table:table-cell>
          <table:table-cell office:value-type="string">
            <text:p><text:s/>33.30 </text:p>
          </table:table-cell>
          <table:table-cell office:value-type="string">
            <text:p><text:s/>32.53 </text:p>
          </table:table-cell>
          <table:table-cell office:value-type="string">
            <text:p><text:s/>32.37 </text:p>
          </table:table-cell>
        </table:table-row>
        <table:table-row table:style-name="ro1">
          <table:table-cell office:value-type="string">
            <text:p>ReverseHO@IDC_D </text:p>
          </table:table-cell>
          <table:table-cell office:value-type="string">
            <text:p><text:s text:c="2"/>0.62 </text:p>
          </table:table-cell>
          <table:table-cell office:value-type="string">
            <text:p><text:s text:c="2"/>0.66 </text:p>
          </table:table-cell>
          <table:table-cell office:value-type="string">
            <text:p><text:s text:c="2"/>0.65 </text:p>
          </table:table-cell>
          <table:table-cell office:value-type="string">
            <text:p><text:s text:c="2"/>0.62 </text:p>
          </table:table-cell>
          <table:table-cell table:number-columns-repeated="2" office:value-type="string">
            <text:p><text:s text:c="2"/>0.63 </text:p>
          </table:table-cell>
          <table:table-cell table:number-columns-repeated="2" office:value-type="string">
            <text:p><text:s text:c="2"/>0.62 </text:p>
          </table:table-cell>
        </table:table-row>
        <table:table-row table:style-name="ro1">
          <table:table-cell office:value-type="string">
            <text:p>ReverseHO@IDC+_D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22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2 </text:p>
          </table:table-cell>
        </table:table-row>
        <table:table-row table:style-name="ro1">
          <table:table-cell office:value-type="string">
            <text:p>ReverseHO@PAKCS </text:p>
          </table:table-cell>
          <table:table-cell office:value-type="string">
            <text:p><text:s text:c="2"/>7.10 </text:p>
          </table:table-cell>
          <table:table-cell office:value-type="string">
            <text:p><text:s text:c="2"/>7.17 </text:p>
          </table:table-cell>
          <table:table-cell office:value-type="string">
            <text:p><text:s text:c="2"/>7.16 </text:p>
          </table:table-cell>
          <table:table-cell office:value-type="string">
            <text:p><text:s text:c="2"/>7.24 </text:p>
          </table:table-cell>
          <table:table-cell office:value-type="string">
            <text:p><text:s text:c="2"/>7.13 </text:p>
          </table:table-cell>
          <table:table-cell office:value-type="string">
            <text:p><text:s text:c="2"/>7.12 </text:p>
          </table:table-cell>
          <table:table-cell office:value-type="string">
            <text:p><text:s text:c="2"/>7.59 </text:p>
          </table:table-cell>
          <table:table-cell office:value-type="string">
            <text:p><text:s text:c="2"/>7.14 </text:p>
          </table:table-cell>
        </table:table-row>
        <table:table-row table:style-name="ro1">
          <table:table-cell office:value-type="string">
            <text:p>ReverseHO@MCC <text:s text:c="2"/>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22 </text:p>
          </table:table-cell>
          <table:table-cell office:value-type="string">
            <text:p><text:s text:c="2"/>0.26 </text:p>
          </table:table-cell>
          <table:table-cell table:number-columns-repeated="2" office:value-type="string">
            <text:p><text:s text:c="2"/>0.23 </text:p>
          </table:table-cell>
          <table:table-cell office:value-type="string">
            <text:p><text:s text:c="2"/>0.22 </text:p>
          </table:table-cell>
        </table:table-row>
        <table:table-row table:style-name="ro1">
          <table:table-cell office:value-type="string">
            <text:p>ReverseHO@GHC <text:s text:c="2"/></text:p>
          </table:table-cell>
          <table:table-cell table:number-columns-repeated="3" office:value-type="string">
            <text:p><text:s text:c="2"/>0.28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26 </text:p>
          </table:table-cell>
          <table:table-cell table:number-columns-repeated="2" office:value-type="string">
            <text:p><text:s text:c="2"/>0.27 </text:p>
          </table:table-cell>
        </table:table-row>
        <table:table-row table:style-name="ro1">
          <table:table-cell office:value-type="string">
            <text:p>ReverseHO@GHC+ <text:s/>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0 </text:p>
          </table:table-cell>
          <table:table-cell table:number-columns-repeated="2" office:value-type="string">
            <text:p><text:s text:c="2"/>0.22 </text:p>
          </table:table-cell>
          <table:table-cell office:value-type="string">
            <text:p><text:s text:c="2"/>0.2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ReverseBuiltin@IDC <text:s text:c="2"/></text:p>
          </table:table-cell>
          <table:table-cell office:value-type="string">
            <text:p><text:s/>65.01 </text:p>
          </table:table-cell>
          <table:table-cell office:value-type="string">
            <text:p><text:s/>64.86 </text:p>
          </table:table-cell>
          <table:table-cell office:value-type="string">
            <text:p><text:s/>66.08 </text:p>
          </table:table-cell>
          <table:table-cell office:value-type="string">
            <text:p><text:s/>65.08 </text:p>
          </table:table-cell>
          <table:table-cell office:value-type="string">
            <text:p><text:s/>64.03 </text:p>
          </table:table-cell>
          <table:table-cell office:value-type="string">
            <text:p><text:s/>65.38 </text:p>
          </table:table-cell>
          <table:table-cell office:value-type="string">
            <text:p><text:s/>64.93 </text:p>
          </table:table-cell>
          <table:table-cell office:value-type="string">
            <text:p><text:s/>64.78 </text:p>
          </table:table-cell>
        </table:table-row>
        <table:table-row table:style-name="ro1">
          <table:table-cell office:value-type="string">
            <text:p>ReverseBuiltin@IDC+ <text:s/></text:p>
          </table:table-cell>
          <table:table-cell office:value-type="string">
            <text:p><text:s/>31.84 </text:p>
          </table:table-cell>
          <table:table-cell office:value-type="string">
            <text:p><text:s/>32.07 </text:p>
          </table:table-cell>
          <table:table-cell office:value-type="string">
            <text:p><text:s/>32.66 </text:p>
          </table:table-cell>
          <table:table-cell office:value-type="string">
            <text:p><text:s/>32.21 </text:p>
          </table:table-cell>
          <table:table-cell office:value-type="string">
            <text:p><text:s/>31.95 </text:p>
          </table:table-cell>
          <table:table-cell office:value-type="string">
            <text:p><text:s/>32.47 </text:p>
          </table:table-cell>
          <table:table-cell office:value-type="string">
            <text:p><text:s/>32.14 </text:p>
          </table:table-cell>
          <table:table-cell office:value-type="string">
            <text:p><text:s/>32.63 </text:p>
          </table:table-cell>
        </table:table-row>
        <table:table-row table:style-name="ro1">
          <table:table-cell office:value-type="string">
            <text:p>ReverseBuiltin@IDC_D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38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39 </text:p>
          </table:table-cell>
          <table:table-cell office:value-type="string">
            <text:p><text:s text:c="2"/>0.40 </text:p>
          </table:table-cell>
        </table:table-row>
        <table:table-row table:style-name="ro1">
          <table:table-cell office:value-type="string">
            <text:p>ReverseBuiltin@IDC+_D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3 </text:p>
          </table:table-cell>
          <table:table-cell table:number-columns-repeated="4" office:value-type="string">
            <text:p><text:s text:c="2"/>0.21 </text:p>
          </table:table-cell>
          <table:table-cell office:value-type="string">
            <text:p><text:s text:c="2"/>0.22 </text:p>
          </table:table-cell>
        </table:table-row>
        <table:table-row table:style-name="ro1">
          <table:table-cell office:value-type="string">
            <text:p>ReverseBuiltin@PAKCS </text:p>
          </table:table-cell>
          <table:table-cell office:value-type="string">
            <text:p><text:s text:c="2"/>7.09 </text:p>
          </table:table-cell>
          <table:table-cell office:value-type="string">
            <text:p><text:s text:c="2"/>7.33 </text:p>
          </table:table-cell>
          <table:table-cell office:value-type="string">
            <text:p><text:s text:c="2"/>7.15 </text:p>
          </table:table-cell>
          <table:table-cell office:value-type="string">
            <text:p><text:s text:c="2"/>7.23 </text:p>
          </table:table-cell>
          <table:table-cell office:value-type="string">
            <text:p><text:s text:c="2"/>7.17 </text:p>
          </table:table-cell>
          <table:table-cell office:value-type="string">
            <text:p><text:s text:c="2"/>7.04 </text:p>
          </table:table-cell>
          <table:table-cell office:value-type="string">
            <text:p><text:s text:c="2"/>7.16 </text:p>
          </table:table-cell>
          <table:table-cell office:value-type="string">
            <text:p><text:s text:c="2"/>7.20 </text:p>
          </table:table-cell>
        </table:table-row>
        <table:table-row table:style-name="ro1">
          <table:table-cell office:value-type="string">
            <text:p>ReverseBuiltin@MCC <text:s text:c="2"/></text:p>
          </table:table-cell>
          <table:table-cell office:value-type="string">
            <text:p><text:s text:c="2"/>0.19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20 </text:p>
          </table:table-cell>
          <table:table-cell table:number-columns-repeated="2" office:value-type="string">
            <text:p><text:s text:c="2"/>0.18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15 </text:p>
          </table:table-cell>
          <table:table-cell office:value-type="string">
            <text:p><text:s text:c="2"/>0.19 </text:p>
          </table:table-cell>
        </table:table-row>
        <table:table-row table:style-name="ro1">
          <table:table-cell office:value-type="string">
            <text:p>ReverseBuiltin@GHC <text:s text:c="2"/></text:p>
          </table:table-cell>
          <table:table-cell office:value-type="string">
            <text:p><text:s text:c="2"/>0.17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19 </text:p>
          </table:table-cell>
          <table:table-cell table:number-columns-repeated="2" office:value-type="string">
            <text:p><text:s text:c="2"/>0.20 </text:p>
          </table:table-cell>
          <table:table-cell office:value-type="string">
            <text:p><text:s text:c="2"/>0.18 </text:p>
          </table:table-cell>
        </table:table-row>
        <table:table-row table:style-name="ro1">
          <table:table-cell office:value-type="string">
            <text:p>ReverseBuiltin@GHC+ <text:s/>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1 </text:p>
          </table:table-cell>
          <table:table-cell table:number-columns-repeated="2" office:value-type="string">
            <text:p><text:s text:c="2"/>0.10 </text:p>
          </table:table-cell>
          <table:table-cell table:number-columns-repeated="4" office:value-type="string">
            <text:p><text:s text:c="2"/>0.1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Primes@IDC <text:s text:c="2"/></text:p>
          </table:table-cell>
          <table:table-cell office:value-type="string">
            <text:p><text:s text:c="2"/>2.25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1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2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3 </text:p>
          </table:table-cell>
          <table:table-cell office:value-type="string">
            <text:p><text:s text:c="2"/>2.10 </text:p>
          </table:table-cell>
        </table:table-row>
        <table:table-row table:style-name="ro1">
          <table:table-cell office:value-type="string">
            <text:p>Primes@IDC+ <text:s/></text:p>
          </table:table-cell>
          <table:table-cell office:value-type="string">
            <text:p><text:s text:c="2"/>1.23 </text:p>
          </table:table-cell>
          <table:table-cell office:value-type="string">
            <text:p><text:s text:c="2"/>1.09 </text:p>
          </table:table-cell>
          <table:table-cell office:value-type="string">
            <text:p><text:s text:c="2"/>1.10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16 </text:p>
          </table:table-cell>
          <table:table-cell table:number-columns-repeated="2" office:value-type="string">
            <text:p><text:s text:c="2"/>1.09 </text:p>
          </table:table-cell>
          <table:table-cell office:value-type="string">
            <text:p><text:s text:c="2"/>1.13 </text:p>
          </table:table-cell>
        </table:table-row>
        <table:table-row table:style-name="ro1">
          <table:table-cell office:value-type="string">
            <text:p>Primes@IDC_D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19 </text:p>
          </table:table-cell>
          <table:table-cell table:number-columns-repeated="3" office:value-type="string">
            <text:p><text:s text:c="2"/>0.20 </text:p>
          </table:table-cell>
        </table:table-row>
        <table:table-row table:style-name="ro1">
          <table:table-cell office:value-type="string">
            <text:p>Primes@IDC+_D</text:p>
          </table:table-cell>
          <table:table-cell table:number-columns-repeated="3" office:value-type="string">
            <text:p><text:s text:c="2"/>0.08 </text:p>
          </table:table-cell>
          <table:table-cell office:value-type="string">
            <text:p><text:s text:c="2"/>0.09 </text:p>
          </table:table-cell>
          <table:table-cell table:number-columns-repeated="2" office:value-type="string">
            <text:p><text:s text:c="2"/>0.08 </text:p>
          </table:table-cell>
          <table:table-cell office:value-type="string">
            <text:p><text:s text:c="2"/>0.07 </text:p>
          </table:table-cell>
          <table:table-cell office:value-type="string">
            <text:p><text:s text:c="2"/>0.08 </text:p>
          </table:table-cell>
        </table:table-row>
        <table:table-row table:style-name="ro1">
          <table:table-cell office:value-type="string">
            <text:p>Primes@PAKCS </text:p>
          </table:table-cell>
          <table:table-cell office:value-type="string">
            <text:p><text:s/>13.74 </text:p>
          </table:table-cell>
          <table:table-cell office:value-type="string">
            <text:p><text:s/>13.99 </text:p>
          </table:table-cell>
          <table:table-cell office:value-type="string">
            <text:p><text:s/>14.21 </text:p>
          </table:table-cell>
          <table:table-cell office:value-type="string">
            <text:p><text:s/>13.55 </text:p>
          </table:table-cell>
          <table:table-cell office:value-type="string">
            <text:p><text:s/>13.66 </text:p>
          </table:table-cell>
          <table:table-cell office:value-type="string">
            <text:p><text:s/>13.70 </text:p>
          </table:table-cell>
          <table:table-cell office:value-type="string">
            <text:p><text:s/>13.64 </text:p>
          </table:table-cell>
          <table:table-cell office:value-type="string">
            <text:p><text:s/>13.81 </text:p>
          </table:table-cell>
        </table:table-row>
        <table:table-row table:style-name="ro1">
          <table:table-cell office:value-type="string">
            <text:p>Primes@MCC <text:s text:c="2"/></text:p>
          </table:table-cell>
          <table:table-cell office:value-type="string">
            <text:p><text:s text:c="2"/>0.33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3 </text:p>
          </table:table-cell>
          <table:table-cell office:value-type="string">
            <text:p><text:s text:c="2"/>0.34 </text:p>
          </table:table-cell>
          <table:table-cell table:number-columns-repeated="2" office:value-type="string">
            <text:p><text:s text:c="2"/>0.31 </text:p>
          </table:table-cell>
        </table:table-row>
        <table:table-row table:style-name="ro1">
          <table:table-cell office:value-type="string">
            <text:p>Primes@GHC <text:s text:c="2"/>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table:number-columns-repeated="3"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table:number-columns-repeated="2" office:value-type="string">
            <text:p><text:s text:c="2"/>0.11 </text:p>
          </table:table-cell>
        </table:table-row>
        <table:table-row table:style-name="ro1">
          <table:table-cell office:value-type="string">
            <text:p>Primes@GHC+ <text:s/></text:p>
          </table:table-cell>
          <table:table-cell office:value-type="string">
            <text:p><text:s text:c="2"/>0.05 </text:p>
          </table:table-cell>
          <table:table-cell office:value-type="string">
            <text:p><text:s text:c="2"/>0.06 </text:p>
          </table:table-cell>
          <table:table-cell office:value-type="string">
            <text:p><text:s text:c="2"/>0.07 </text:p>
          </table:table-cell>
          <table:table-cell table:number-columns-repeated="5" office:value-type="string">
            <text:p><text:s text:c="2"/>0.06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PrimesPeano@IDC <text:s text:c="2"/>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table:number-columns-repeated="3" office:value-type="string">
            <text:p><text:s text:c="2"/>0.36 </text:p>
          </table:table-cell>
        </table:table-row>
        <table:table-row table:style-name="ro1">
          <table:table-cell office:value-type="string">
            <text:p>PrimesPeano@IDC+ <text:s/>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30 </text:p>
          </table:table-cell>
        </table:table-row>
        <table:table-row table:style-name="ro1">
          <table:table-cell office:value-type="string">
            <text:p>PrimesPeano@IDC_D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0 </text:p>
          </table:table-cell>
          <table:table-cell table:number-columns-repeated="2"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1 </text:p>
          </table:table-cell>
        </table:table-row>
        <table:table-row table:style-name="ro1">
          <table:table-cell office:value-type="string">
            <text:p>PrimesPeano@IDC+_D</text:p>
          </table:table-cell>
          <table:table-cell table:number-columns-repeated="2" office:value-type="string">
            <text:p><text:s text:c="2"/>0.26 </text:p>
          </table:table-cell>
          <table:table-cell table:number-columns-repeated="2" office:value-type="string">
            <text:p><text:s text:c="2"/>0.27 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7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6 </text:p>
          </table:table-cell>
        </table:table-row>
        <table:table-row table:style-name="ro1">
          <table:table-cell office:value-type="string">
            <text:p>PrimesPeano@PAKCS </text:p>
          </table:table-cell>
          <table:table-cell office:value-type="string">
            <text:p><text:s/>24.88 </text:p>
          </table:table-cell>
          <table:table-cell office:value-type="string">
            <text:p><text:s/>22.96 </text:p>
          </table:table-cell>
          <table:table-cell office:value-type="string">
            <text:p><text:s/>23.34 </text:p>
          </table:table-cell>
          <table:table-cell office:value-type="string">
            <text:p><text:s/>22.74 </text:p>
          </table:table-cell>
          <table:table-cell office:value-type="string">
            <text:p><text:s/>22.83 </text:p>
          </table:table-cell>
          <table:table-cell office:value-type="string">
            <text:p><text:s/>23.13 </text:p>
          </table:table-cell>
          <table:table-cell office:value-type="string">
            <text:p><text:s/>22.71 </text:p>
          </table:table-cell>
          <table:table-cell office:value-type="string">
            <text:p><text:s/>22.69 </text:p>
          </table:table-cell>
        </table:table-row>
        <table:table-row table:style-name="ro1">
          <table:table-cell office:value-type="string">
            <text:p>PrimesPeano@MCC <text:s text:c="2"/></text:p>
          </table:table-cell>
          <table:table-cell office:value-type="string">
            <text:p><text:s text:c="2"/>1.32 </text:p>
          </table:table-cell>
          <table:table-cell office:value-type="string">
            <text:p><text:s text:c="2"/>1.29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26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26 </text:p>
          </table:table-cell>
        </table:table-row>
        <table:table-row table:style-name="ro1">
          <table:table-cell office:value-type="string">
            <text:p>PrimesPeano@GHC <text:s text:c="2"/></text:p>
          </table:table-cell>
          <table:table-cell table:number-columns-repeated="3" office:value-type="string">
            <text:p><text:s text:c="2"/>0.24 </text:p>
          </table:table-cell>
          <table:table-cell table:number-columns-repeated="2" office:value-type="string">
            <text:p><text:s text:c="2"/>0.25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5 </text:p>
          </table:table-cell>
          <table:table-cell office:value-type="string">
            <text:p><text:s text:c="2"/>0.26 </text:p>
          </table:table-cell>
        </table:table-row>
        <table:table-row table:style-name="ro1">
          <table:table-cell office:value-type="string">
            <text:p>PrimesPeano@GHC+ <text:s/>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22 </text:p>
          </table:table-cell>
          <table:table-cell table:number-columns-repeated="2" office:value-type="string">
            <text:p><text:s text:c="2"/>0.21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PrimesBuiltin@IDC <text:s text:c="2"/></text:p>
          </table:table-cell>
          <table:table-cell office:value-type="string">
            <text:p><text:s/>13.72 </text:p>
          </table:table-cell>
          <table:table-cell office:value-type="string">
            <text:p><text:s/>15.51 </text:p>
          </table:table-cell>
          <table:table-cell office:value-type="string">
            <text:p><text:s/>14.81 </text:p>
          </table:table-cell>
          <table:table-cell office:value-type="string">
            <text:p><text:s/>14.20 </text:p>
          </table:table-cell>
          <table:table-cell office:value-type="string">
            <text:p><text:s/>14.36 </text:p>
          </table:table-cell>
          <table:table-cell office:value-type="string">
            <text:p><text:s/>15.45 </text:p>
          </table:table-cell>
          <table:table-cell office:value-type="string">
            <text:p><text:s/>14.15 </text:p>
          </table:table-cell>
          <table:table-cell office:value-type="string">
            <text:p><text:s/>14.37 </text:p>
          </table:table-cell>
        </table:table-row>
        <table:table-row table:style-name="ro1">
          <table:table-cell office:value-type="string">
            <text:p>PrimesBuiltin@IDC+ <text:s/></text:p>
          </table:table-cell>
          <table:table-cell office:value-type="string">
            <text:p><text:s text:c="2"/>8.36 </text:p>
          </table:table-cell>
          <table:table-cell office:value-type="string">
            <text:p><text:s text:c="2"/>9.42 </text:p>
          </table:table-cell>
          <table:table-cell office:value-type="string">
            <text:p><text:s text:c="2"/>8.88 </text:p>
          </table:table-cell>
          <table:table-cell office:value-type="string">
            <text:p><text:s text:c="2"/>8.72 </text:p>
          </table:table-cell>
          <table:table-cell office:value-type="string">
            <text:p><text:s text:c="2"/>8.63 </text:p>
          </table:table-cell>
          <table:table-cell office:value-type="string">
            <text:p><text:s text:c="2"/>8.64 </text:p>
          </table:table-cell>
          <table:table-cell office:value-type="string">
            <text:p><text:s text:c="2"/>8.88 </text:p>
          </table:table-cell>
          <table:table-cell office:value-type="string">
            <text:p><text:s text:c="2"/>8.83 </text:p>
          </table:table-cell>
        </table:table-row>
        <table:table-row table:style-name="ro1">
          <table:table-cell office:value-type="string">
            <text:p>PrimesBuiltin@IDC_D </text:p>
          </table:table-cell>
          <table:table-cell office:value-type="string">
            <text:p><text:s text:c="2"/>0.77 </text:p>
          </table:table-cell>
          <table:table-cell office:value-type="string">
            <text:p><text:s text:c="2"/>0.87 </text:p>
          </table:table-cell>
          <table:table-cell office:value-type="string">
            <text:p><text:s text:c="2"/>0.80 </text:p>
          </table:table-cell>
          <table:table-cell office:value-type="string">
            <text:p><text:s text:c="2"/>0.82 </text:p>
          </table:table-cell>
          <table:table-cell office:value-type="string">
            <text:p><text:s text:c="2"/>0.76 </text:p>
          </table:table-cell>
          <table:table-cell office:value-type="string">
            <text:p><text:s text:c="2"/>0.91 </text:p>
          </table:table-cell>
          <table:table-cell office:value-type="string">
            <text:p><text:s text:c="2"/>0.80 </text:p>
          </table:table-cell>
          <table:table-cell office:value-type="string">
            <text:p><text:s text:c="2"/>0.82 </text:p>
          </table:table-cell>
        </table:table-row>
        <table:table-row table:style-name="ro1">
          <table:table-cell office:value-type="string">
            <text:p>PrimesBuiltin@IDC+_D</text:p>
          </table:table-cell>
          <table:table-cell office:value-type="string">
            <text:p><text:s text:c="2"/>0.35 </text:p>
          </table:table-cell>
          <table:table-cell office:value-type="string">
            <text:p><text:s text:c="2"/>0.43 </text:p>
          </table:table-cell>
          <table:table-cell table:number-columns-repeated="2"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33 </text:p>
          </table:table-cell>
          <table:table-cell office:value-type="string">
            <text:p><text:s text:c="2"/>0.35 </text:p>
          </table:table-cell>
          <table:table-cell office:value-type="string">
            <text:p><text:s text:c="2"/>0.34 </text:p>
          </table:table-cell>
        </table:table-row>
        <table:table-row table:style-name="ro1">
          <table:table-cell office:value-type="string">
            <text:p>PrimesBuiltin@PAKCS </text:p>
          </table:table-cell>
          <table:table-cell office:value-type="string">
            <text:p><text:s/>55.79 </text:p>
          </table:table-cell>
          <table:table-cell office:value-type="string">
            <text:p><text:s/>57.36 </text:p>
          </table:table-cell>
          <table:table-cell office:value-type="string">
            <text:p><text:s/>57.88 </text:p>
          </table:table-cell>
          <table:table-cell office:value-type="string">
            <text:p><text:s/>57.42 </text:p>
          </table:table-cell>
          <table:table-cell office:value-type="string">
            <text:p><text:s/>57.19 </text:p>
          </table:table-cell>
          <table:table-cell office:value-type="string">
            <text:p><text:s/>56.71 </text:p>
          </table:table-cell>
          <table:table-cell office:value-type="string">
            <text:p><text:s/>55.96 </text:p>
          </table:table-cell>
          <table:table-cell office:value-type="string">
            <text:p><text:s/>55.46 </text:p>
          </table:table-cell>
        </table:table-row>
        <table:table-row table:style-name="ro1">
          <table:table-cell office:value-type="string">
            <text:p>PrimesBuiltin@MCC <text:s text:c="2"/></text:p>
          </table:table-cell>
          <table:table-cell office:value-type="string">
            <text:p><text:s text:c="2"/>1.14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10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14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16 </text:p>
          </table:table-cell>
        </table:table-row>
        <table:table-row table:style-name="ro1">
          <table:table-cell office:value-type="string">
            <text:p>PrimesBuiltin@GHC <text:s text:c="2"/></text:p>
          </table:table-cell>
          <table:table-cell table:number-columns-repeated="3" office:value-type="string">
            <text:p><text:s text:c="2"/>0.44 </text:p>
          </table:table-cell>
          <table:table-cell office:value-type="string">
            <text:p><text:s text:c="2"/>0.43 </text:p>
          </table:table-cell>
          <table:table-cell office:value-type="string">
            <text:p><text:s text:c="2"/>0.45 </text:p>
          </table:table-cell>
          <table:table-cell table:number-columns-repeated="2" office:value-type="string">
            <text:p><text:s text:c="2"/>0.44 </text:p>
          </table:table-cell>
          <table:table-cell office:value-type="string">
            <text:p><text:s text:c="2"/>0.46 </text:p>
          </table:table-cell>
        </table:table-row>
        <table:table-row table:style-name="ro1">
          <table:table-cell office:value-type="string">
            <text:p>PrimesBuiltin@GHC+ <text:s/></text:p>
          </table:table-cell>
          <table:table-cell table:number-columns-repeated="2" office:value-type="string">
            <text:p><text:s text:c="2"/>0.23 </text:p>
          </table:table-cell>
          <table:table-cell office:value-type="string">
            <text:p><text:s text:c="2"/>0.24 </text:p>
          </table:table-cell>
          <table:table-cell table:number-columns-repeated="2" office:value-type="string">
            <text:p><text:s text:c="2"/>0.23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4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Queens@IDC <text:s text:c="2"/></text:p>
          </table:table-cell>
          <table:table-cell office:value-type="string">
            <text:p><text:s/>17.51 </text:p>
          </table:table-cell>
          <table:table-cell office:value-type="string">
            <text:p><text:s/>17.73 </text:p>
          </table:table-cell>
          <table:table-cell office:value-type="string">
            <text:p><text:s/>17.94 </text:p>
          </table:table-cell>
          <table:table-cell office:value-type="string">
            <text:p><text:s/>17.58 </text:p>
          </table:table-cell>
          <table:table-cell office:value-type="string">
            <text:p><text:s/>17.75 </text:p>
          </table:table-cell>
          <table:table-cell office:value-type="string">
            <text:p><text:s/>17.56 </text:p>
          </table:table-cell>
          <table:table-cell office:value-type="string">
            <text:p><text:s/>17.60 </text:p>
          </table:table-cell>
          <table:table-cell office:value-type="string">
            <text:p><text:s/>17.65 </text:p>
          </table:table-cell>
        </table:table-row>
        <table:table-row table:style-name="ro1">
          <table:table-cell office:value-type="string">
            <text:p>Queens@IDC+ <text:s/></text:p>
          </table:table-cell>
          <table:table-cell office:value-type="string">
            <text:p><text:s text:c="2"/>9.50 </text:p>
          </table:table-cell>
          <table:table-cell office:value-type="string">
            <text:p><text:s text:c="2"/>9.57 </text:p>
          </table:table-cell>
          <table:table-cell office:value-type="string">
            <text:p><text:s text:c="2"/>9.84 </text:p>
          </table:table-cell>
          <table:table-cell office:value-type="string">
            <text:p><text:s text:c="2"/>9.77 </text:p>
          </table:table-cell>
          <table:table-cell office:value-type="string">
            <text:p><text:s text:c="2"/>9.78 </text:p>
          </table:table-cell>
          <table:table-cell office:value-type="string">
            <text:p><text:s text:c="2"/>9.57 </text:p>
          </table:table-cell>
          <table:table-cell office:value-type="string">
            <text:p><text:s text:c="2"/>9.64 </text:p>
          </table:table-cell>
          <table:table-cell office:value-type="string">
            <text:p><text:s text:c="2"/>9.57 </text:p>
          </table:table-cell>
        </table:table-row>
        <table:table-row table:style-name="ro1">
          <table:table-cell office:value-type="string">
            <text:p>Queens@IDC_D </text:p>
          </table:table-cell>
          <table:table-cell office:value-type="string">
            <text:p><text:s text:c="2"/>1.70 </text:p>
          </table:table-cell>
          <table:table-cell office:value-type="string">
            <text:p><text:s text:c="2"/>1.90 </text:p>
          </table:table-cell>
          <table:table-cell office:value-type="string">
            <text:p><text:s text:c="2"/>1.74 </text:p>
          </table:table-cell>
          <table:table-cell office:value-type="string">
            <text:p><text:s text:c="2"/>1.83 </text:p>
          </table:table-cell>
          <table:table-cell office:value-type="string">
            <text:p><text:s text:c="2"/>1.78 </text:p>
          </table:table-cell>
          <table:table-cell office:value-type="string">
            <text:p><text:s text:c="2"/>1.79 </text:p>
          </table:table-cell>
          <table:table-cell office:value-type="string">
            <text:p><text:s text:c="2"/>1.88 </text:p>
          </table:table-cell>
          <table:table-cell office:value-type="string">
            <text:p><text:s text:c="2"/>1.77 </text:p>
          </table:table-cell>
        </table:table-row>
        <table:table-row table:style-name="ro1">
          <table:table-cell office:value-type="string">
            <text:p>Queens@IDC+_D</text:p>
          </table:table-cell>
          <table:table-cell office:value-type="string">
            <text:p><text:s text:c="2"/>0.62 </text:p>
          </table:table-cell>
          <table:table-cell office:value-type="string">
            <text:p><text:s text:c="2"/>0.58 </text:p>
          </table:table-cell>
          <table:table-cell office:value-type="string">
            <text:p><text:s text:c="2"/>0.69 </text:p>
          </table:table-cell>
          <table:table-cell office:value-type="string">
            <text:p><text:s text:c="2"/>0.63 </text:p>
          </table:table-cell>
          <table:table-cell office:value-type="string">
            <text:p><text:s text:c="2"/>0.64 </text:p>
          </table:table-cell>
          <table:table-cell office:value-type="string">
            <text:p><text:s text:c="2"/>0.57 </text:p>
          </table:table-cell>
          <table:table-cell office:value-type="string">
            <text:p><text:s text:c="2"/>0.64 </text:p>
          </table:table-cell>
          <table:table-cell office:value-type="string">
            <text:p><text:s text:c="2"/>0.59 </text:p>
          </table:table-cell>
        </table:table-row>
        <table:table-row table:style-name="ro1">
          <table:table-cell office:value-type="string">
            <text:p>Queens@PAKCS </text:p>
          </table:table-cell>
          <table:table-cell office:value-type="string">
            <text:p><text:s/>80.34 </text:p>
          </table:table-cell>
          <table:table-cell office:value-type="string">
            <text:p><text:s/>82.55 </text:p>
          </table:table-cell>
          <table:table-cell office:value-type="string">
            <text:p><text:s/>80.03 </text:p>
          </table:table-cell>
          <table:table-cell office:value-type="string">
            <text:p><text:s/>78.52 </text:p>
          </table:table-cell>
          <table:table-cell office:value-type="string">
            <text:p><text:s/>81.39 </text:p>
          </table:table-cell>
          <table:table-cell office:value-type="string">
            <text:p><text:s/>81.04 </text:p>
          </table:table-cell>
          <table:table-cell office:value-type="string">
            <text:p><text:s/>80.52 </text:p>
          </table:table-cell>
          <table:table-cell office:value-type="string">
            <text:p><text:s/>80.45 </text:p>
          </table:table-cell>
        </table:table-row>
        <table:table-row table:style-name="ro1">
          <table:table-cell office:value-type="string">
            <text:p>Queens@MCC <text:s text:c="2"/></text:p>
          </table:table-cell>
          <table:table-cell office:value-type="string">
            <text:p><text:s text:c="2"/>2.71 </text:p>
          </table:table-cell>
          <table:table-cell table:number-columns-repeated="2" office:value-type="string">
            <text:p><text:s text:c="2"/>2.81 </text:p>
          </table:table-cell>
          <table:table-cell office:value-type="string">
            <text:p><text:s text:c="2"/>2.65 </text:p>
          </table:table-cell>
          <table:table-cell office:value-type="string">
            <text:p><text:s text:c="2"/>2.83 </text:p>
          </table:table-cell>
          <table:table-cell office:value-type="string">
            <text:p><text:s text:c="2"/>2.74 </text:p>
          </table:table-cell>
          <table:table-cell office:value-type="string">
            <text:p><text:s text:c="2"/>2.65 </text:p>
          </table:table-cell>
          <table:table-cell office:value-type="string">
            <text:p><text:s text:c="2"/>2.73 </text:p>
          </table:table-cell>
        </table:table-row>
        <table:table-row table:style-name="ro1">
          <table:table-cell office:value-type="string">
            <text:p>Queens@GHC <text:s text:c="2"/></text:p>
          </table:table-cell>
          <table:table-cell office:value-type="string">
            <text:p><text:s text:c="2"/>0.88 </text:p>
          </table:table-cell>
          <table:table-cell table:number-columns-repeated="2" office:value-type="string">
            <text:p><text:s text:c="2"/>0.85 </text:p>
          </table:table-cell>
          <table:table-cell office:value-type="string">
            <text:p><text:s text:c="2"/>0.84 </text:p>
          </table:table-cell>
          <table:table-cell table:number-columns-repeated="2" office:value-type="string">
            <text:p><text:s text:c="2"/>0.86 </text:p>
          </table:table-cell>
          <table:table-cell office:value-type="string">
            <text:p><text:s text:c="2"/>0.85 </text:p>
          </table:table-cell>
          <table:table-cell office:value-type="string">
            <text:p><text:s text:c="2"/>0.84 </text:p>
          </table:table-cell>
        </table:table-row>
        <table:table-row table:style-name="ro1">
          <table:table-cell office:value-type="string">
            <text:p>Queens@GHC+ <text:s/></text:p>
          </table:table-cell>
          <table:table-cell office:value-type="string">
            <text:p><text:s text:c="2"/>0.06 </text:p>
          </table:table-cell>
          <table:table-cell table:number-columns-repeated="4" office:value-type="string">
            <text:p><text:s text:c="2"/>0.05 </text:p>
          </table:table-cell>
          <table:table-cell office:value-type="string">
            <text:p><text:s text:c="2"/>0.07 </text:p>
          </table:table-cell>
          <table:table-cell office:value-type="string">
            <text:p><text:s text:c="2"/>0.06 </text:p>
          </table:table-cell>
          <table:table-cell office:value-type="string">
            <text:p><text:s text:c="2"/>0.05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QueensUser@IDC <text:s text:c="2"/></text:p>
          </table:table-cell>
          <table:table-cell office:value-type="string">
            <text:p><text:s/>20.68 </text:p>
          </table:table-cell>
          <table:table-cell office:value-type="string">
            <text:p><text:s/>20.53 </text:p>
          </table:table-cell>
          <table:table-cell office:value-type="string">
            <text:p><text:s/>20.95 </text:p>
          </table:table-cell>
          <table:table-cell office:value-type="string">
            <text:p><text:s/>20.58 </text:p>
          </table:table-cell>
          <table:table-cell office:value-type="string">
            <text:p><text:s/>20.92 </text:p>
          </table:table-cell>
          <table:table-cell office:value-type="string">
            <text:p><text:s/>20.40 </text:p>
          </table:table-cell>
          <table:table-cell office:value-type="string">
            <text:p><text:s/>23.08 </text:p>
          </table:table-cell>
          <table:table-cell office:value-type="string">
            <text:p><text:s/>21.20 </text:p>
          </table:table-cell>
        </table:table-row>
        <table:table-row table:style-name="ro1">
          <table:table-cell office:value-type="string">
            <text:p>QueensUser@IDC+ <text:s/></text:p>
          </table:table-cell>
          <table:table-cell office:value-type="string">
            <text:p><text:s/>12.20 </text:p>
          </table:table-cell>
          <table:table-cell office:value-type="string">
            <text:p><text:s/>12.72 </text:p>
          </table:table-cell>
          <table:table-cell office:value-type="string">
            <text:p><text:s/>12.52 </text:p>
          </table:table-cell>
          <table:table-cell office:value-type="string">
            <text:p><text:s/>12.41 </text:p>
          </table:table-cell>
          <table:table-cell office:value-type="string">
            <text:p><text:s/>12.51 </text:p>
          </table:table-cell>
          <table:table-cell office:value-type="string">
            <text:p><text:s/>15.01 </text:p>
          </table:table-cell>
          <table:table-cell office:value-type="string">
            <text:p><text:s/>14.07 </text:p>
          </table:table-cell>
          <table:table-cell office:value-type="string">
            <text:p><text:s/>12.49 </text:p>
          </table:table-cell>
        </table:table-row>
        <table:table-row table:style-name="ro1">
          <table:table-cell office:value-type="string">
            <text:p>QueensUser@IDC_D </text:p>
          </table:table-cell>
          <table:table-cell office:value-type="string">
            <text:p><text:s text:c="2"/>2.24 </text:p>
          </table:table-cell>
          <table:table-cell office:value-type="string">
            <text:p><text:s text:c="2"/>2.06 </text:p>
          </table:table-cell>
          <table:table-cell office:value-type="string">
            <text:p><text:s text:c="2"/>2.05 </text:p>
          </table:table-cell>
          <table:table-cell office:value-type="string">
            <text:p><text:s text:c="2"/>1.99 </text:p>
          </table:table-cell>
          <table:table-cell office:value-type="string">
            <text:p><text:s text:c="2"/>2.09 </text:p>
          </table:table-cell>
          <table:table-cell office:value-type="string">
            <text:p><text:s text:c="2"/>2.02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1 </text:p>
          </table:table-cell>
        </table:table-row>
        <table:table-row table:style-name="ro1">
          <table:table-cell office:value-type="string">
            <text:p>QueensUser@IDC+_D</text:p>
          </table:table-cell>
          <table:table-cell office:value-type="string">
            <text:p><text:s text:c="2"/>0.70 </text:p>
          </table:table-cell>
          <table:table-cell office:value-type="string">
            <text:p><text:s text:c="2"/>0.76 </text:p>
          </table:table-cell>
          <table:table-cell table:number-columns-repeated="2" office:value-type="string">
            <text:p><text:s text:c="2"/>0.72 </text:p>
          </table:table-cell>
          <table:table-cell office:value-type="string">
            <text:p><text:s text:c="2"/>0.78 </text:p>
          </table:table-cell>
          <table:table-cell office:value-type="string">
            <text:p><text:s text:c="2"/>0.77 </text:p>
          </table:table-cell>
          <table:table-cell office:value-type="string">
            <text:p><text:s text:c="2"/>0.72 </text:p>
          </table:table-cell>
          <table:table-cell office:value-type="string">
            <text:p><text:s text:c="2"/>0.69 </text:p>
          </table:table-cell>
        </table:table-row>
        <table:table-row table:style-name="ro1">
          <table:table-cell office:value-type="string">
            <text:p>QueensUser@PAKCS </text:p>
          </table:table-cell>
          <table:table-cell office:value-type="string">
            <text:p><text:s/>80.44 </text:p>
          </table:table-cell>
          <table:table-cell office:value-type="string">
            <text:p><text:s/>82.28 </text:p>
          </table:table-cell>
          <table:table-cell office:value-type="string">
            <text:p><text:s/>84.50 </text:p>
          </table:table-cell>
          <table:table-cell office:value-type="string">
            <text:p><text:s/>81.98 </text:p>
          </table:table-cell>
          <table:table-cell office:value-type="string">
            <text:p><text:s/>80.74 </text:p>
          </table:table-cell>
          <table:table-cell office:value-type="string">
            <text:p><text:s/>79.52 </text:p>
          </table:table-cell>
          <table:table-cell office:value-type="string">
            <text:p><text:s/>81.05 </text:p>
          </table:table-cell>
          <table:table-cell office:value-type="string">
            <text:p><text:s/>78.94 </text:p>
          </table:table-cell>
        </table:table-row>
        <table:table-row table:style-name="ro1">
          <table:table-cell office:value-type="string">
            <text:p>QueensUser@MCC <text:s text:c="2"/></text:p>
          </table:table-cell>
          <table:table-cell office:value-type="string">
            <text:p><text:s text:c="2"/>3.10 </text:p>
          </table:table-cell>
          <table:table-cell office:value-type="string">
            <text:p><text:s text:c="2"/>2.84 </text:p>
          </table:table-cell>
          <table:table-cell office:value-type="string">
            <text:p><text:s text:c="2"/>3.00 </text:p>
          </table:table-cell>
          <table:table-cell office:value-type="string">
            <text:p><text:s text:c="2"/>2.93 </text:p>
          </table:table-cell>
          <table:table-cell office:value-type="string">
            <text:p><text:s text:c="2"/>3.00 </text:p>
          </table:table-cell>
          <table:table-cell office:value-type="string">
            <text:p><text:s text:c="2"/>2.93 </text:p>
          </table:table-cell>
          <table:table-cell office:value-type="string">
            <text:p><text:s text:c="2"/>2.94 </text:p>
          </table:table-cell>
          <table:table-cell office:value-type="string">
            <text:p><text:s text:c="2"/>2.95 </text:p>
          </table:table-cell>
        </table:table-row>
        <table:table-row table:style-name="ro1">
          <table:table-cell office:value-type="string">
            <text:p>QueensUser@GHC <text:s text:c="2"/></text:p>
          </table:table-cell>
          <table:table-cell table:number-columns-repeated="6" office:value-type="string">
            <text:p><text:s text:c="2"/>0.77 </text:p>
          </table:table-cell>
          <table:table-cell office:value-type="string">
            <text:p><text:s text:c="2"/>0.79 </text:p>
          </table:table-cell>
          <table:table-cell office:value-type="string">
            <text:p><text:s text:c="2"/>0.77 </text:p>
          </table:table-cell>
        </table:table-row>
        <table:table-row table:style-name="ro1">
          <table:table-cell office:value-type="string">
            <text:p>QueensUser@GHC+ <text:s/>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table:number-columns-repeated="4" office:value-type="string">
            <text:p><text:s text:c="2"/>0.11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PermSort@IDC_PrDFS <text:s text:c="6"/></text:p>
          </table:table-cell>
          <table:table-cell office:value-type="string">
            <text:p><text:s/>17.36 </text:p>
          </table:table-cell>
          <table:table-cell office:value-type="string">
            <text:p><text:s/>19.06 </text:p>
          </table:table-cell>
          <table:table-cell office:value-type="string">
            <text:p><text:s/>21.97 </text:p>
          </table:table-cell>
          <table:table-cell office:value-type="string">
            <text:p><text:s/>19.52 </text:p>
          </table:table-cell>
          <table:table-cell office:value-type="string">
            <text:p><text:s/>21.22 </text:p>
          </table:table-cell>
          <table:table-cell office:value-type="string">
            <text:p><text:s/>17.60 </text:p>
          </table:table-cell>
          <table:table-cell office:value-type="string">
            <text:p><text:s/>26.80 </text:p>
          </table:table-cell>
          <table:table-cell office:value-type="string">
            <text:p><text:s/>35.46 </text:p>
          </table:table-cell>
        </table:table-row>
        <table:table-row table:style-name="ro1">
          <table:table-cell office:value-type="string">
            <text:p>PermSort@IDC+_PrDFS <text:s text:c="5"/></text:p>
          </table:table-cell>
          <table:table-cell office:value-type="string">
            <text:p><text:s text:c="2"/>8.86 </text:p>
          </table:table-cell>
          <table:table-cell office:value-type="string">
            <text:p><text:s text:c="2"/>9.49 </text:p>
          </table:table-cell>
          <table:table-cell office:value-type="string">
            <text:p><text:s/>10.03 </text:p>
          </table:table-cell>
          <table:table-cell table:number-columns-repeated="2" office:value-type="string">
            <text:p><text:s text:c="2"/>8.62 </text:p>
          </table:table-cell>
          <table:table-cell office:value-type="string">
            <text:p><text:s text:c="2"/>8.52 </text:p>
          </table:table-cell>
          <table:table-cell office:value-type="string">
            <text:p><text:s text:c="2"/>9.97 </text:p>
          </table:table-cell>
          <table:table-cell office:value-type="string">
            <text:p><text:s/>10.46 </text:p>
          </table:table-cell>
        </table:table-row>
        <table:table-row table:style-name="ro1">
          <table:table-cell office:value-type="string">
            <text:p>PermSort@IDC+_PrDFS_IORef</text:p>
          </table:table-cell>
          <table:table-cell office:value-type="string">
            <text:p><text:s text:c="2"/>2.39 </text:p>
          </table:table-cell>
          <table:table-cell office:value-type="string">
            <text:p><text:s text:c="2"/>2.70 </text:p>
          </table:table-cell>
          <table:table-cell office:value-type="string">
            <text:p><text:s text:c="2"/>3.22 </text:p>
          </table:table-cell>
          <table:table-cell office:value-type="string">
            <text:p><text:s text:c="2"/>3.23 </text:p>
          </table:table-cell>
          <table:table-cell office:value-type="string">
            <text:p><text:s text:c="2"/>3.33 </text:p>
          </table:table-cell>
          <table:table-cell office:value-type="string">
            <text:p><text:s text:c="2"/>2.65 </text:p>
          </table:table-cell>
          <table:table-cell office:value-type="string">
            <text:p><text:s text:c="2"/>2.84 </text:p>
          </table:table-cell>
          <table:table-cell office:value-type="string">
            <text:p><text:s text:c="2"/>2.93 </text:p>
          </table:table-cell>
        </table:table-row>
        <table:table-row table:style-name="ro1">
          <table:table-cell office:value-type="string">
            <text:p>PermSort@PAKCS <text:s text:c="10"/></text:p>
          </table:table-cell>
          <table:table-cell office:value-type="string">
            <text:p><text:s/>26.15 </text:p>
          </table:table-cell>
          <table:table-cell office:value-type="string">
            <text:p><text:s/>27.51 </text:p>
          </table:table-cell>
          <table:table-cell office:value-type="string">
            <text:p><text:s/>27.00 </text:p>
          </table:table-cell>
          <table:table-cell office:value-type="string">
            <text:p><text:s/>26.08 </text:p>
          </table:table-cell>
          <table:table-cell office:value-type="string">
            <text:p><text:s/>26.74 </text:p>
          </table:table-cell>
          <table:table-cell office:value-type="string">
            <text:p><text:s/>25.34 </text:p>
          </table:table-cell>
          <table:table-cell office:value-type="string">
            <text:p><text:s/>26.34 </text:p>
          </table:table-cell>
          <table:table-cell office:value-type="string">
            <text:p><text:s/>25.29 </text:p>
          </table:table-cell>
        </table:table-row>
        <table:table-row table:style-name="ro1">
          <table:table-cell office:value-type="string">
            <text:p>PermSort@MCC <text:s text:c="12"/></text:p>
          </table:table-cell>
          <table:table-cell office:value-type="string">
            <text:p><text:s text:c="2"/>1.34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27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28 </text:p>
          </table:table-cell>
          <table:table-cell office:value-type="string">
            <text:p><text:s text:c="2"/>1.25 </text:p>
          </table:table-cell>
          <table:table-cell office:value-type="string">
            <text:p><text:s text:c="2"/>1.26 </text:p>
          </table:table-cell>
          <table:table-cell office:value-type="string">
            <text:p><text:s text:c="2"/>1.24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PermSortPeano@IDC_PrDFS <text:s text:c="6"/></text:p>
          </table:table-cell>
          <table:table-cell table:number-columns-repeated="4"/>
          <table:table-cell office:value-type="string">
            <text:p><text:s/>22.56 </text:p>
          </table:table-cell>
          <table:table-cell office:value-type="string">
            <text:p><text:s/>18.58 </text:p>
          </table:table-cell>
          <table:table-cell office:value-type="string">
            <text:p><text:s/>27.71 </text:p>
          </table:table-cell>
          <table:table-cell office:value-type="string">
            <text:p><text:s/>39.03 </text:p>
          </table:table-cell>
        </table:table-row>
        <table:table-row table:style-name="ro1">
          <table:table-cell office:value-type="string">
            <text:p>PermSortPeano@IDC+_PrDFS <text:s text:c="5"/></text:p>
          </table:table-cell>
          <table:table-cell table:number-columns-repeated="4"/>
          <table:table-cell office:value-type="string">
            <text:p><text:s text:c="2"/>9.52 </text:p>
          </table:table-cell>
          <table:table-cell office:value-type="string">
            <text:p><text:s text:c="2"/>9.36 </text:p>
          </table:table-cell>
          <table:table-cell office:value-type="string">
            <text:p><text:s/>11.34 </text:p>
          </table:table-cell>
          <table:table-cell office:value-type="string">
            <text:p><text:s/>11.14 </text:p>
          </table:table-cell>
        </table:table-row>
        <table:table-row table:style-name="ro1">
          <table:table-cell office:value-type="string">
            <text:p>PermSortPeano@IDC+_PrDFS_IORef</text:p>
          </table:table-cell>
          <table:table-cell table:number-columns-repeated="4"/>
          <table:table-cell office:value-type="string">
            <text:p><text:s text:c="2"/>4.00 </text:p>
          </table:table-cell>
          <table:table-cell office:value-type="string">
            <text:p><text:s text:c="2"/>3.45 </text:p>
          </table:table-cell>
          <table:table-cell office:value-type="string">
            <text:p><text:s text:c="2"/>3.78 </text:p>
          </table:table-cell>
          <table:table-cell office:value-type="string">
            <text:p><text:s text:c="2"/>3.82 </text:p>
          </table:table-cell>
        </table:table-row>
        <table:table-row table:style-name="ro1">
          <table:table-cell office:value-type="string">
            <text:p>PermSortPeano@PAKCS <text:s text:c="10"/></text:p>
          </table:table-cell>
          <table:table-cell table:number-columns-repeated="4"/>
          <table:table-cell office:value-type="string">
            <text:p><text:s/>68.73 </text:p>
          </table:table-cell>
          <table:table-cell office:value-type="string">
            <text:p><text:s/>67.31 </text:p>
          </table:table-cell>
          <table:table-cell office:value-type="string">
            <text:p><text:s/>68.42 </text:p>
          </table:table-cell>
          <table:table-cell office:value-type="string">
            <text:p><text:s/>67.01 </text:p>
          </table:table-cell>
        </table:table-row>
        <table:table-row table:style-name="ro1">
          <table:table-cell office:value-type="string">
            <text:p>PermSortPeano@MCC <text:s text:c="12"/></text:p>
          </table:table-cell>
          <table:table-cell table:number-columns-repeated="4"/>
          <table:table-cell office:value-type="string">
            <text:p><text:s text:c="2"/>4.01 </text:p>
          </table:table-cell>
          <table:table-cell office:value-type="string">
            <text:p><text:s text:c="2"/>4.09 </text:p>
          </table:table-cell>
          <table:table-cell office:value-type="string">
            <text:p><text:s text:c="2"/>4.06 </text:p>
          </table:table-cell>
          <table:table-cell office:value-type="string">
            <text:p><text:s text:c="2"/>4.11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Half@IDC_PrDFS <text:s text:c="6"/></text:p>
          </table:table-cell>
          <table:table-cell office:value-type="string">
            <text:p><text:s/>30.36 </text:p>
          </table:table-cell>
          <table:table-cell office:value-type="string">
            <text:p><text:s/>32.57 </text:p>
          </table:table-cell>
          <table:table-cell office:value-type="string">
            <text:p><text:s/>79.06 </text:p>
          </table:table-cell>
          <table:table-cell office:value-type="string">
            <text:p><text:s/>55.88 </text:p>
          </table:table-cell>
          <table:table-cell office:value-type="string">
            <text:p><text:s/>64.00 </text:p>
          </table:table-cell>
          <table:table-cell office:value-type="string">
            <text:p><text:s/>60.49 </text:p>
          </table:table-cell>
          <table:table-cell office:value-type="string">
            <text:p><text:s/>60.88 </text:p>
          </table:table-cell>
          <table:table-cell office:value-type="string">
            <text:p><text:s/>68.38 </text:p>
          </table:table-cell>
        </table:table-row>
        <table:table-row table:style-name="ro1">
          <table:table-cell office:value-type="string">
            <text:p>Half@IDC+_PrDFS <text:s text:c="5"/></text:p>
          </table:table-cell>
          <table:table-cell office:value-type="string">
            <text:p><text:s/>18.37 </text:p>
          </table:table-cell>
          <table:table-cell office:value-type="string">
            <text:p><text:s/>20.96 </text:p>
          </table:table-cell>
          <table:table-cell office:value-type="string">
            <text:p><text:s/>43.13 </text:p>
          </table:table-cell>
          <table:table-cell office:value-type="string">
            <text:p><text:s/>34.66 </text:p>
          </table:table-cell>
          <table:table-cell office:value-type="string">
            <text:p><text:s/>35.33 </text:p>
          </table:table-cell>
          <table:table-cell office:value-type="string">
            <text:p><text:s/>32.56 </text:p>
          </table:table-cell>
          <table:table-cell office:value-type="string">
            <text:p><text:s/>33.25 </text:p>
          </table:table-cell>
          <table:table-cell office:value-type="string">
            <text:p><text:s/>33.81 </text:p>
          </table:table-cell>
        </table:table-row>
        <table:table-row table:style-name="ro1">
          <table:table-cell office:value-type="string">
            <text:p>Half@IDC+_PrDFS_IORef</text:p>
          </table:table-cell>
          <table:table-cell office:value-type="string">
            <text:p><text:s text:c="2"/>8.11 </text:p>
          </table:table-cell>
          <table:table-cell office:value-type="string">
            <text:p><text:s/>11.50 </text:p>
          </table:table-cell>
          <table:table-cell office:value-type="string">
            <text:p><text:s/>34.03 </text:p>
          </table:table-cell>
          <table:table-cell office:value-type="string">
            <text:p><text:s/>23.15 </text:p>
          </table:table-cell>
          <table:table-cell office:value-type="string">
            <text:p><text:s/>24.90 </text:p>
          </table:table-cell>
          <table:table-cell office:value-type="string">
            <text:p><text:s/>21.27 </text:p>
          </table:table-cell>
          <table:table-cell office:value-type="string">
            <text:p><text:s/>21.94 </text:p>
          </table:table-cell>
          <table:table-cell office:value-type="string">
            <text:p><text:s/>21.29 </text:p>
          </table:table-cell>
        </table:table-row>
        <table:table-row table:style-name="ro1">
          <table:table-cell office:value-type="string">
            <text:p>Half@PAKCS <text:s text:c="10"/></text:p>
          </table:table-cell>
          <table:table-cell office:value-type="string">
            <text:p><text:s/>94.02 </text:p>
          </table:table-cell>
          <table:table-cell office:value-type="string">
            <text:p>101.97 </text:p>
          </table:table-cell>
          <table:table-cell office:value-type="string">
            <text:p><text:s/>98.95 </text:p>
          </table:table-cell>
          <table:table-cell office:value-type="string">
            <text:p><text:s/>96.01 </text:p>
          </table:table-cell>
          <table:table-cell office:value-type="string">
            <text:p>104.83 </text:p>
          </table:table-cell>
          <table:table-cell office:value-type="string">
            <text:p><text:s/>95.79 </text:p>
          </table:table-cell>
          <table:table-cell office:value-type="string">
            <text:p>102.79 </text:p>
          </table:table-cell>
          <table:table-cell office:value-type="string">
            <text:p><text:s/>97.89 </text:p>
          </table:table-cell>
        </table:table-row>
        <table:table-row table:style-name="ro1">
          <table:table-cell office:value-type="string">
            <text:p>Half@MCC <text:s text:c="12"/></text:p>
          </table:table-cell>
          <table:table-cell office:value-type="string">
            <text:p><text:s text:c="2"/>2.45 </text:p>
          </table:table-cell>
          <table:table-cell office:value-type="string">
            <text:p><text:s text:c="2"/>2.47 </text:p>
          </table:table-cell>
          <table:table-cell office:value-type="string">
            <text:p><text:s text:c="2"/>2.56 </text:p>
          </table:table-cell>
          <table:table-cell office:value-type="string">
            <text:p><text:s text:c="2"/>2.50 </text:p>
          </table:table-cell>
          <table:table-cell table:number-columns-repeated="2" office:value-type="string">
            <text:p><text:s text:c="2"/>2.45 </text:p>
          </table:table-cell>
          <table:table-cell office:value-type="string">
            <text:p><text:s text:c="2"/>2.48 </text:p>
          </table:table-cell>
          <table:table-cell office:value-type="string">
            <text:p><text:s text:c="2"/>2.49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PermSort@IDC+PrDFS_IOREF</text:p>
          </table:table-cell>
          <table:table-cell office:value-type="string">
            <text:p><text:s text:c="2"/>2.40 </text:p>
          </table:table-cell>
          <table:table-cell office:value-type="string">
            <text:p><text:s text:c="2"/>2.66 </text:p>
          </table:table-cell>
          <table:table-cell office:value-type="string">
            <text:p><text:s text:c="2"/>3.44 </text:p>
          </table:table-cell>
          <table:table-cell office:value-type="string">
            <text:p><text:s text:c="2"/>3.24 </text:p>
          </table:table-cell>
          <table:table-cell office:value-type="string">
            <text:p><text:s text:c="2"/>3.38 </text:p>
          </table:table-cell>
          <table:table-cell office:value-type="string">
            <text:p><text:s text:c="2"/>2.72 </text:p>
          </table:table-cell>
          <table:table-cell office:value-type="string">
            <text:p><text:s text:c="2"/>2.85 </text:p>
          </table:table-cell>
          <table:table-cell office:value-type="string">
            <text:p><text:s text:c="2"/>2.91 </text:p>
          </table:table-cell>
        </table:table-row>
        <table:table-row table:style-name="ro1">
          <table:table-cell office:value-type="string">
            <text:p>PermSort@IDC+DFS_IOREF <text:s/></text:p>
          </table:table-cell>
          <table:table-cell office:value-type="string">
            <text:p><text:s text:c="2"/>3.05 </text:p>
          </table:table-cell>
          <table:table-cell office:value-type="string">
            <text:p><text:s text:c="2"/>3.24 </text:p>
          </table:table-cell>
          <table:table-cell office:value-type="string">
            <text:p><text:s text:c="2"/>3.84 </text:p>
          </table:table-cell>
          <table:table-cell office:value-type="string">
            <text:p><text:s text:c="2"/>3.63 </text:p>
          </table:table-cell>
          <table:table-cell office:value-type="string">
            <text:p><text:s text:c="2"/>3.68 </text:p>
          </table:table-cell>
          <table:table-cell office:value-type="string">
            <text:p><text:s text:c="2"/>4.78 </text:p>
          </table:table-cell>
          <table:table-cell office:value-type="string">
            <text:p><text:s text:c="2"/>4.77 </text:p>
          </table:table-cell>
          <table:table-cell office:value-type="string">
            <text:p><text:s text:c="2"/>5.31 </text:p>
          </table:table-cell>
        </table:table-row>
        <table:table-row table:style-name="ro1">
          <table:table-cell office:value-type="string">
            <text:p>PermSort@IDC+BFS_IOREF <text:s/></text:p>
          </table:table-cell>
          <table:table-cell office:value-type="string">
            <text:p><text:s/>17.23 </text:p>
          </table:table-cell>
          <table:table-cell office:value-type="string">
            <text:p><text:s/>17.81 </text:p>
          </table:table-cell>
          <table:table-cell office:value-type="string">
            <text:p><text:s/>19.40 </text:p>
          </table:table-cell>
          <table:table-cell office:value-type="string">
            <text:p><text:s/>18.30 </text:p>
          </table:table-cell>
          <table:table-cell office:value-type="string">
            <text:p><text:s/>18.50 </text:p>
          </table:table-cell>
          <table:table-cell office:value-type="string">
            <text:p><text:s/>18.35 </text:p>
          </table:table-cell>
          <table:table-cell office:value-type="string">
            <text:p><text:s/>25.36 </text:p>
          </table:table-cell>
          <table:table-cell office:value-type="string">
            <text:p><text:s/>26.34 </text:p>
          </table:table-cell>
        </table:table-row>
        <table:table-row table:style-name="ro1">
          <table:table-cell office:value-type="string">
            <text:p>PermSort@IDC+IDS_IOREF <text:s/></text:p>
          </table:table-cell>
          <table:table-cell office:value-type="string">
            <text:p><text:s text:c="2"/>5.70 </text:p>
          </table:table-cell>
          <table:table-cell office:value-type="string">
            <text:p><text:s text:c="2"/>6.02 </text:p>
          </table:table-cell>
          <table:table-cell office:value-type="string">
            <text:p><text:s text:c="2"/>6.82 </text:p>
          </table:table-cell>
          <table:table-cell office:value-type="string">
            <text:p><text:s text:c="2"/>5.94 </text:p>
          </table:table-cell>
          <table:table-cell office:value-type="string">
            <text:p><text:s text:c="2"/>6.19 </text:p>
          </table:table-cell>
          <table:table-cell office:value-type="string">
            <text:p><text:s text:c="2"/>8.36 </text:p>
          </table:table-cell>
          <table:table-cell office:value-type="string">
            <text:p><text:s text:c="2"/>9.09 </text:p>
          </table:table-cell>
          <table:table-cell office:value-type="string">
            <text:p><text:s text:c="2"/>9.33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PermSortPeano@IDC+PrDFS_IOREF</text:p>
          </table:table-cell>
          <table:table-cell table:number-columns-repeated="4"/>
          <table:table-cell office:value-type="string">
            <text:p><text:s text:c="2"/>4.07 </text:p>
          </table:table-cell>
          <table:table-cell office:value-type="string">
            <text:p><text:s text:c="2"/>3.50 </text:p>
          </table:table-cell>
          <table:table-cell office:value-type="string">
            <text:p><text:s text:c="2"/>3.76 </text:p>
          </table:table-cell>
          <table:table-cell office:value-type="string">
            <text:p><text:s text:c="2"/>3.86 </text:p>
          </table:table-cell>
        </table:table-row>
        <table:table-row table:style-name="ro1">
          <table:table-cell office:value-type="string">
            <text:p>PermSortPeano@IDC+DFS_IOREF <text:s/></text:p>
          </table:table-cell>
          <table:table-cell table:number-columns-repeated="4"/>
          <table:table-cell office:value-type="string">
            <text:p><text:s text:c="2"/>4.45 </text:p>
          </table:table-cell>
          <table:table-cell office:value-type="string">
            <text:p><text:s text:c="2"/>5.90 </text:p>
          </table:table-cell>
          <table:table-cell office:value-type="string">
            <text:p><text:s text:c="2"/>5.83 </text:p>
          </table:table-cell>
          <table:table-cell office:value-type="string">
            <text:p><text:s text:c="2"/>6.17 </text:p>
          </table:table-cell>
        </table:table-row>
        <table:table-row table:style-name="ro1">
          <table:table-cell office:value-type="string">
            <text:p>PermSortPeano@IDC+BFS_IOREF <text:s/></text:p>
          </table:table-cell>
          <table:table-cell table:number-columns-repeated="4"/>
          <table:table-cell office:value-type="string">
            <text:p><text:s/>22.08 </text:p>
          </table:table-cell>
          <table:table-cell office:value-type="string">
            <text:p><text:s/>20.42 </text:p>
          </table:table-cell>
          <table:table-cell office:value-type="string">
            <text:p><text:s/>27.62 </text:p>
          </table:table-cell>
          <table:table-cell office:value-type="string">
            <text:p><text:s/>29.13 </text:p>
          </table:table-cell>
        </table:table-row>
        <table:table-row table:style-name="ro1">
          <table:table-cell office:value-type="string">
            <text:p>PermSortPeano@IDC+IDS_IOREF <text:s/></text:p>
          </table:table-cell>
          <table:table-cell table:number-columns-repeated="4"/>
          <table:table-cell office:value-type="string">
            <text:p><text:s text:c="2"/>7.77 </text:p>
          </table:table-cell>
          <table:table-cell office:value-type="string">
            <text:p><text:s/>10.43 </text:p>
          </table:table-cell>
          <table:table-cell office:value-type="string">
            <text:p><text:s/>10.81 </text:p>
          </table:table-cell>
          <table:table-cell office:value-type="string">
            <text:p><text:s/>11.0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Half@IDC+PrDFS_IOREF</text:p>
          </table:table-cell>
          <table:table-cell office:value-type="string">
            <text:p><text:s text:c="2"/>8.12 </text:p>
          </table:table-cell>
          <table:table-cell office:value-type="string">
            <text:p><text:s/>11.47 </text:p>
          </table:table-cell>
          <table:table-cell office:value-type="string">
            <text:p><text:s/>32.86 </text:p>
          </table:table-cell>
          <table:table-cell office:value-type="string">
            <text:p><text:s/>22.43 </text:p>
          </table:table-cell>
          <table:table-cell office:value-type="string">
            <text:p><text:s/>22.35 </text:p>
          </table:table-cell>
          <table:table-cell office:value-type="string">
            <text:p><text:s/>21.56 </text:p>
          </table:table-cell>
          <table:table-cell office:value-type="string">
            <text:p><text:s/>22.07 </text:p>
          </table:table-cell>
          <table:table-cell office:value-type="string">
            <text:p><text:s/>21.33 </text:p>
          </table:table-cell>
        </table:table-row>
        <table:table-row table:style-name="ro1">
          <table:table-cell office:value-type="string">
            <text:p>Half@IDC+DFS_IOREF <text:s/></text:p>
          </table:table-cell>
          <table:table-cell office:value-type="string">
            <text:p><text:s text:c="2"/>6.86 </text:p>
          </table:table-cell>
          <table:table-cell office:value-type="string">
            <text:p><text:s text:c="2"/>9.54 </text:p>
          </table:table-cell>
          <table:table-cell office:value-type="string">
            <text:p><text:s/>23.53 </text:p>
          </table:table-cell>
          <table:table-cell office:value-type="string">
            <text:p><text:s/>23.62 </text:p>
          </table:table-cell>
          <table:table-cell office:value-type="string">
            <text:p><text:s/>23.03 </text:p>
          </table:table-cell>
          <table:table-cell office:value-type="string">
            <text:p><text:s/>29.68 </text:p>
          </table:table-cell>
          <table:table-cell office:value-type="string">
            <text:p><text:s/>29.60 </text:p>
          </table:table-cell>
          <table:table-cell office:value-type="string">
            <text:p><text:s/>30.08 </text:p>
          </table:table-cell>
        </table:table-row>
        <table:table-row table:style-name="ro1">
          <table:table-cell office:value-type="string">
            <text:p>Half@IDC+BFS_IOREF <text:s/></text:p>
          </table:table-cell>
          <table:table-cell office:value-type="string">
            <text:p><text:s/>11.22 </text:p>
          </table:table-cell>
          <table:table-cell office:value-type="string">
            <text:p><text:s/>14.55 </text:p>
          </table:table-cell>
          <table:table-cell office:value-type="string">
            <text:p><text:s/>33.46 </text:p>
          </table:table-cell>
          <table:table-cell office:value-type="string">
            <text:p><text:s/>32.39 </text:p>
          </table:table-cell>
          <table:table-cell office:value-type="string">
            <text:p><text:s/>33.10 </text:p>
          </table:table-cell>
          <table:table-cell office:value-type="string">
            <text:p><text:s/>32.56 </text:p>
          </table:table-cell>
          <table:table-cell office:value-type="string">
            <text:p><text:s/>37.48 </text:p>
          </table:table-cell>
          <table:table-cell office:value-type="string">
            <text:p><text:s/>37.36 </text:p>
          </table:table-cell>
        </table:table-row>
        <table:table-row table:style-name="ro1">
          <table:table-cell office:value-type="string">
            <text:p>Half@IDC+IDS_IOREF <text:s/></text:p>
          </table:table-cell>
          <table:table-cell office:value-type="string">
            <text:p><text:s/>16.61 </text:p>
          </table:table-cell>
          <table:table-cell office:value-type="string">
            <text:p><text:s/>20.52 </text:p>
          </table:table-cell>
          <table:table-cell table:number-columns-repeated="6" office:value-type="string">
            <text:p><text:s text:c="2"/>0.0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NDNums@IDC+BFS_IOREF</text:p>
          </table:table-cell>
          <table:table-cell office:value-type="string">
            <text:p><text:s/>10.78 </text:p>
          </table:table-cell>
          <table:table-cell office:value-type="string">
            <text:p><text:s/>10.20 </text:p>
          </table:table-cell>
          <table:table-cell office:value-type="string">
            <text:p><text:s/>11.31 </text:p>
          </table:table-cell>
          <table:table-cell office:value-type="string">
            <text:p><text:s/>11.52 </text:p>
          </table:table-cell>
          <table:table-cell office:value-type="string">
            <text:p><text:s/>11.11 </text:p>
          </table:table-cell>
          <table:table-cell office:value-type="string">
            <text:p><text:s/>11.14 </text:p>
          </table:table-cell>
          <table:table-cell office:value-type="string">
            <text:p><text:s/>32.94 </text:p>
          </table:table-cell>
          <table:table-cell office:value-type="string">
            <text:p><text:s/>33.43 </text:p>
          </table:table-cell>
        </table:table-row>
        <table:table-row table:style-name="ro1">
          <table:table-cell office:value-type="string">
            <text:p>NDNums@IDC+IDS_IOREF</text:p>
          </table:table-cell>
          <table:table-cell office:value-type="string">
            <text:p><text:s text:c="2"/>3.27 </text:p>
          </table:table-cell>
          <table:table-cell office:value-type="string">
            <text:p><text:s text:c="2"/>3.15 </text:p>
          </table:table-cell>
          <table:table-cell office:value-type="string">
            <text:p><text:s text:c="2"/>3.19 </text:p>
          </table:table-cell>
          <table:table-cell office:value-type="string">
            <text:p><text:s text:c="2"/>3.22 </text:p>
          </table:table-cell>
          <table:table-cell table:number-columns-repeated="2" office:value-type="string">
            <text:p><text:s text:c="2"/>3.16 </text:p>
          </table:table-cell>
          <table:table-cell office:value-type="string">
            <text:p><text:s text:c="2"/>3.18 </text:p>
          </table:table-cell>
          <table:table-cell office:value-type="string">
            <text:p><text:s text:c="2"/>0.16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ShareNonDet@IDC_DFS:goal1 <text:s text:c="6"/></text:p>
          </table:table-cell>
          <table:table-cell office:value-type="string">
            <text:p><text:s text:c="2"/>0.82 </text:p>
          </table:table-cell>
          <table:table-cell office:value-type="string">
            <text:p><text:s text:c="2"/>0.90 </text:p>
          </table:table-cell>
          <table:table-cell office:value-type="string">
            <text:p><text:s text:c="2"/>0.84 </text:p>
          </table:table-cell>
          <table:table-cell office:value-type="string">
            <text:p><text:s text:c="2"/>0.90 </text:p>
          </table:table-cell>
          <table:table-cell office:value-type="string">
            <text:p><text:s text:c="2"/>1.46 </text:p>
          </table:table-cell>
          <table:table-cell office:value-type="string">
            <text:p><text:s text:c="2"/>1.49 </text:p>
          </table:table-cell>
          <table:table-cell office:value-type="string">
            <text:p><text:s text:c="2"/>1.40 </text:p>
          </table:table-cell>
          <table:table-cell office:value-type="string">
            <text:p><text:s text:c="2"/>1.38 </text:p>
          </table:table-cell>
        </table:table-row>
        <table:table-row table:style-name="ro1">
          <table:table-cell office:value-type="string">
            <text:p>ShareNonDet@IDC+_DFS:goal1 <text:s text:c="5"/></text:p>
          </table:table-cell>
          <table:table-cell office:value-type="string">
            <text:p><text:s text:c="2"/>0.44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42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71 </text:p>
          </table:table-cell>
          <table:table-cell office:value-type="string">
            <text:p><text:s text:c="2"/>0.68 </text:p>
          </table:table-cell>
          <table:table-cell office:value-type="string">
            <text:p><text:s text:c="2"/>0.69 </text:p>
          </table:table-cell>
          <table:table-cell office:value-type="string">
            <text:p><text:s text:c="2"/>0.72 </text:p>
          </table:table-cell>
        </table:table-row>
        <table:table-row table:style-name="ro1">
          <table:table-cell office:value-type="string">
            <text:p>ShareNonDet@IDC+_DFS_IORef:goal1</text:p>
          </table:table-cell>
          <table:table-cell table:number-columns-repeated="2" office:value-type="string">
            <text:p><text:s text:c="2"/>0.30 </text:p>
          </table:table-cell>
          <table:table-cell table:number-columns-repeated="2" office:value-type="string">
            <text:p><text:s text:c="2"/>0.32 </text:p>
          </table:table-cell>
          <table:table-cell office:value-type="string">
            <text:p><text:s text:c="2"/>0.48 </text:p>
          </table:table-cell>
          <table:table-cell table:number-columns-repeated="2" office:value-type="string">
            <text:p><text:s text:c="2"/>0.47 </text:p>
          </table:table-cell>
          <table:table-cell office:value-type="string">
            <text:p><text:s text:c="2"/>0.32 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office:value-type="string">
            <text:p><text:s text:c="2"/>8.91 </text:p>
          </table:table-cell>
          <table:table-cell office:value-type="string">
            <text:p><text:s text:c="2"/>9.07 </text:p>
          </table:table-cell>
          <table:table-cell office:value-type="string">
            <text:p><text:s text:c="2"/>9.22 </text:p>
          </table:table-cell>
          <table:table-cell office:value-type="string">
            <text:p><text:s text:c="2"/>8.88 </text:p>
          </table:table-cell>
          <table:table-cell office:value-type="string">
            <text:p><text:s/>14.34 </text:p>
          </table:table-cell>
          <table:table-cell office:value-type="string">
            <text:p><text:s/>14.48 </text:p>
          </table:table-cell>
          <table:table-cell office:value-type="string">
            <text:p><text:s/>13.88 </text:p>
          </table:table-cell>
          <table:table-cell office:value-type="string">
            <text:p><text:s/>13.87 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table:number-columns-repeated="2" office:value-type="string">
            <text:p><text:s text:c="2"/>0.18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3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ShareNonDet@IDC_DFS:goal2 <text:s text:c="6"/></text:p>
          </table:table-cell>
          <table:table-cell table:number-columns-repeated="8" office:value-type="string">
            <text:p><text:s text:c="2"/>0.00 </text:p>
          </table:table-cell>
        </table:table-row>
        <table:table-row table:style-name="ro1">
          <table:table-cell office:value-type="string">
            <text:p>ShareNonDet@IDC+_DFS:goal2 <text:s text:c="5"/></text:p>
          </table:table-cell>
          <table:table-cell table:number-columns-repeated="8" office:value-type="string">
            <text:p><text:s text:c="2"/>0.00 </text:p>
          </table:table-cell>
        </table:table-row>
        <table:table-row table:style-name="ro1">
          <table:table-cell office:value-type="string">
            <text:p>ShareNonDet@IDC+_DFS_IORef:goal2</text:p>
          </table:table-cell>
          <table:table-cell table:number-columns-repeated="8" office:value-type="string">
            <text:p><text:s text:c="2"/>0.00 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table:number-columns-repeated="4" office:value-type="string">
            <text:p><text:s text:c="2"/>0.02 </text:p>
          </table:table-cell>
          <table:table-cell office:value-type="string">
            <text:p><text:s text:c="2"/>0.03 </text:p>
          </table:table-cell>
          <table:table-cell table:number-columns-repeated="2" office:value-type="string">
            <text:p><text:s text:c="2"/>0.02 </text:p>
          </table:table-cell>
          <table:table-cell office:value-type="string">
            <text:p><text:s text:c="2"/>0.01 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table:number-columns-repeated="8" office:value-type="string">
            <text:p><text:s text:c="2"/>0.0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ShareNonDet@IDC_DFS:goal3 <text:s text:c="6"/></text:p>
          </table:table-cell>
          <table:table-cell office:value-type="string">
            <text:p><text:s text:c="2"/>0.80 </text:p>
          </table:table-cell>
          <table:table-cell office:value-type="string">
            <text:p><text:s text:c="2"/>0.87 </text:p>
          </table:table-cell>
          <table:table-cell table:number-columns-repeated="2" office:value-type="string">
            <text:p><text:s text:c="2"/>0.88 </text:p>
          </table:table-cell>
          <table:table-cell office:value-type="string">
            <text:p><text:s text:c="2"/>1.47 </text:p>
          </table:table-cell>
          <table:table-cell office:value-type="string">
            <text:p><text:s text:c="2"/>1.49 </text:p>
          </table:table-cell>
          <table:table-cell table:number-columns-repeated="2" office:value-type="string">
            <text:p><text:s text:c="2"/>1.38 </text:p>
          </table:table-cell>
        </table:table-row>
        <table:table-row table:style-name="ro1">
          <table:table-cell office:value-type="string">
            <text:p>ShareNonDet@IDC+_DFS:goal3 <text:s text:c="5"/></text:p>
          </table:table-cell>
          <table:table-cell office:value-type="string">
            <text:p><text:s text:c="2"/>0.43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42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69 </text:p>
          </table:table-cell>
          <table:table-cell office:value-type="string">
            <text:p><text:s text:c="2"/>0.68 </text:p>
          </table:table-cell>
          <table:table-cell office:value-type="string">
            <text:p><text:s text:c="2"/>0.67 </text:p>
          </table:table-cell>
          <table:table-cell office:value-type="string">
            <text:p><text:s text:c="2"/>0.70 </text:p>
          </table:table-cell>
        </table:table-row>
        <table:table-row table:style-name="ro1">
          <table:table-cell office:value-type="string">
            <text:p>ShareNonDet@IDC+_DFS_IORef:goal3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46 </text:p>
          </table:table-cell>
          <table:table-cell office:value-type="string">
            <text:p><text:s text:c="2"/>0.47 </text:p>
          </table:table-cell>
          <table:table-cell office:value-type="string">
            <text:p><text:s text:c="2"/>0.50 </text:p>
          </table:table-cell>
          <table:table-cell office:value-type="string">
            <text:p><text:s text:c="2"/>0.32 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office:value-type="string">
            <text:p><text:s/>93.46 </text:p>
          </table:table-cell>
          <table:table-cell office:value-type="string">
            <text:p><text:s/>90.07 </text:p>
          </table:table-cell>
          <table:table-cell office:value-type="string">
            <text:p><text:s/>91.42 </text:p>
          </table:table-cell>
          <table:table-cell office:value-type="string">
            <text:p><text:s/>91.68 </text:p>
          </table:table-cell>
          <table:table-cell office:value-type="string">
            <text:p>144.11 </text:p>
          </table:table-cell>
          <table:table-cell office:value-type="string">
            <text:p>141.51 </text:p>
          </table:table-cell>
          <table:table-cell office:value-type="string">
            <text:p>140.21 </text:p>
          </table:table-cell>
          <table:table-cell office:value-type="string">
            <text:p>141.25 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office:value-type="string">
            <text:p><text:s text:c="2"/>1.95 </text:p>
          </table:table-cell>
          <table:table-cell office:value-type="string">
            <text:p><text:s text:c="2"/>1.94 </text:p>
          </table:table-cell>
          <table:table-cell office:value-type="string">
            <text:p><text:s text:c="2"/>1.95 </text:p>
          </table:table-cell>
          <table:table-cell office:value-type="string">
            <text:p><text:s text:c="2"/>1.94 </text:p>
          </table:table-cell>
          <table:table-cell office:value-type="string">
            <text:p><text:s text:c="2"/>3.08 </text:p>
          </table:table-cell>
          <table:table-cell office:value-type="string">
            <text:p><text:s text:c="2"/>3.06 </text:p>
          </table:table-cell>
          <table:table-cell office:value-type="string">
            <text:p><text:s text:c="2"/>3.08 </text:p>
          </table:table-cell>
          <table:table-cell office:value-type="string">
            <text:p><text:s text:c="2"/>3.07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Last@IDC+_PRDFS_IORef</text:p>
          </table:table-cell>
          <table:table-cell table:style-name="Default" table:number-columns-repeated="3"/>
          <table:table-cell office:value-type="string">
            <text:p><text:s text:c="2"/>0.17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15 </text:p>
          </table:table-cell>
        </table:table-row>
        <table:table-row table:style-name="ro1">
          <table:table-cell office:value-type="string">
            <text:p>Last@IDC+_DFS_IORef</text:p>
          </table:table-cell>
          <table:table-cell table:style-name="Default" table:number-columns-repeated="2"/>
          <table:table-cell office:value-type="string">
            <text:p>327.58 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24 </text:p>
          </table:table-cell>
        </table:table-row>
        <table:table-row table:style-name="ro1">
          <table:table-cell office:value-type="string">
            <text:p>Last@PAKCS <text:s text:c="8"/></text:p>
          </table:table-cell>
          <table:table-cell table:style-name="Default" table:number-columns-repeated="2"/>
          <table:table-cell office:value-type="string">
            <text:p><text:s text:c="2"/>2.62 </text:p>
          </table:table-cell>
          <table:table-cell office:value-type="string">
            <text:p><text:s text:c="2"/>2.58 </text:p>
          </table:table-cell>
          <table:table-cell office:value-type="string">
            <text:p><text:s text:c="2"/>2.57 </text:p>
          </table:table-cell>
          <table:table-cell office:value-type="string">
            <text:p><text:s text:c="2"/>2.59 </text:p>
          </table:table-cell>
          <table:table-cell office:value-type="string">
            <text:p><text:s text:c="2"/>2.60 </text:p>
          </table:table-cell>
          <table:table-cell office:value-type="string">
            <text:p><text:s text:c="2"/>2.56 </text:p>
          </table:table-cell>
        </table:table-row>
        <table:table-row table:style-name="ro1">
          <table:table-cell office:value-type="string">
            <text:p>Last@MCC <text:s text:c="10"/></text:p>
          </table:table-cell>
          <table:table-cell table:style-name="Default" table:number-columns-repeated="2"/>
          <table:table-cell table:number-columns-repeated="2" office:value-type="string">
            <text:p><text:s text:c="2"/>0.08 </text:p>
          </table:table-cell>
          <table:table-cell office:value-type="string">
            <text:p><text:s text:c="2"/>0.07 </text:p>
          </table:table-cell>
          <table:table-cell office:value-type="string">
            <text:p><text:s text:c="2"/>0.08 </text:p>
          </table:table-cell>
          <table:table-cell table:number-columns-repeated="2" office:value-type="string">
            <text:p><text:s text:c="2"/>0.07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office:value-type="string">
            <text:p>RegExp@IDC+_PrDFS_IORef</text:p>
          </table:table-cell>
          <table:table-cell table:style-name="Default" table:number-columns-repeated="4"/>
          <table:table-cell office:value-type="string">
            <text:p><text:s text:c="2"/>0.59 </text:p>
          </table:table-cell>
          <table:table-cell office:value-type="string">
            <text:p><text:s text:c="2"/>0.54 </text:p>
          </table:table-cell>
          <table:table-cell office:value-type="string">
            <text:p><text:s text:c="2"/>0.57 </text:p>
          </table:table-cell>
          <table:table-cell office:value-type="string">
            <text:p><text:s text:c="2"/>0.46 </text:p>
          </table:table-cell>
        </table:table-row>
        <table:table-row table:style-name="ro1">
          <table:table-cell office:value-type="string">
            <text:p>RegExp@IDC+_DFS_IORef <text:s/></text:p>
          </table:table-cell>
          <table:table-cell table:style-name="Default" table:number-columns-repeated="4"/>
          <table:table-cell office:value-type="string">
            <text:p><text:s text:c="2"/>0.82 </text:p>
          </table:table-cell>
          <table:table-cell office:value-type="string">
            <text:p><text:s text:c="2"/>1.20 </text:p>
          </table:table-cell>
          <table:table-cell office:value-type="string">
            <text:p><text:s text:c="2"/>1.12 </text:p>
          </table:table-cell>
          <table:table-cell office:value-type="string">
            <text:p><text:s text:c="2"/>0.98 </text:p>
          </table:table-cell>
        </table:table-row>
        <table:table-row table:style-name="ro1">
          <table:table-cell office:value-type="string">
            <text:p>RegExp@PAKCS <text:s text:c="10"/></text:p>
          </table:table-cell>
          <table:table-cell table:style-name="Default" table:number-columns-repeated="4"/>
          <table:table-cell office:value-type="string">
            <text:p><text:s/>12.66 </text:p>
          </table:table-cell>
          <table:table-cell office:value-type="string">
            <text:p><text:s/>12.90 </text:p>
          </table:table-cell>
          <table:table-cell office:value-type="string">
            <text:p><text:s/>12.52 </text:p>
          </table:table-cell>
          <table:table-cell office:value-type="string">
            <text:p><text:s/>12.54 </text:p>
          </table:table-cell>
        </table:table-row>
        <table:table-row table:style-name="ro1">
          <table:table-cell office:value-type="string">
            <text:p>RegExp@MCC <text:s text:c="12"/></text:p>
          </table:table-cell>
          <table:table-cell table:style-name="Default" table:number-columns-repeated="4"/>
          <table:table-cell table:number-columns-repeated="2" office:value-type="string">
            <text:p><text:s text:c="2"/>0.46 </text:p>
          </table:table-cell>
          <table:table-cell table:number-columns-repeated="2" office:value-type="string">
            <text:p><text:s text:c="2"/>0.47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LastFunPats@IDC+_PrDFS_IORef</text:p>
          </table:table-cell>
          <table:table-cell table:style-name="Default" table:number-columns-repeated="5"/>
          <table:table-cell office:value-type="string">
            <text:p><text:s text:c="2"/>0.21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12 </text:p>
          </table:table-cell>
        </table:table-row>
        <table:table-row table:style-name="ro1">
          <table:table-cell office:value-type="string">
            <text:p>LastFunPats@IDC+_DFS_IORef <text:s/></text:p>
          </table:table-cell>
          <table:table-cell table:style-name="Default" table:number-columns-repeated="5"/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23 </text:p>
          </table:table-cell>
        </table:table-row>
        <table:table-row table:style-name="ro1">
          <table:table-cell office:value-type="string">
            <text:p>LastFunPats@PAKCS <text:s text:c="10"/></text:p>
          </table:table-cell>
          <table:table-cell table:style-name="Default" table:number-columns-repeated="5"/>
          <table:table-cell office:value-type="string">
            <text:p><text:s text:c="2"/>4.57 </text:p>
          </table:table-cell>
          <table:table-cell office:value-type="string">
            <text:p><text:s text:c="2"/>4.59 </text:p>
          </table:table-cell>
          <table:table-cell office:value-type="string">
            <text:p><text:s text:c="2"/>4.34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ExpVarFunPats@IDC+_PrDFS_IORef</text:p>
          </table:table-cell>
          <table:table-cell table:style-name="Default" table:number-columns-repeated="5"/>
          <table:table-cell office:value-type="string">
            <text:p><text:s text:c="2"/>0.95 </text:p>
          </table:table-cell>
          <table:table-cell office:value-type="string">
            <text:p><text:s text:c="2"/>1.02 </text:p>
          </table:table-cell>
          <table:table-cell office:value-type="string">
            <text:p><text:s text:c="2"/>0.90 </text:p>
          </table:table-cell>
        </table:table-row>
        <table:table-row table:style-name="ro1">
          <table:table-cell office:value-type="string">
            <text:p>ExpVarFunPats@IDC+_DFS_IORef <text:s/></text:p>
          </table:table-cell>
          <table:table-cell table:style-name="Default" table:number-columns-repeated="5"/>
          <table:table-cell office:value-type="string">
            <text:p><text:s text:c="2"/>1.58 </text:p>
          </table:table-cell>
          <table:table-cell office:value-type="string">
            <text:p><text:s text:c="2"/>1.63 </text:p>
          </table:table-cell>
          <table:table-cell office:value-type="string">
            <text:p><text:s text:c="2"/>1.42 </text:p>
          </table:table-cell>
        </table:table-row>
        <table:table-row table:style-name="ro1">
          <table:table-cell office:value-type="string">
            <text:p>ExpVarFunPats@PAKCS <text:s text:c="10"/></text:p>
          </table:table-cell>
          <table:table-cell table:style-name="Default" table:number-columns-repeated="5"/>
          <table:table-cell office:value-type="string">
            <text:p><text:s text:c="2"/>8.43 </text:p>
          </table:table-cell>
          <table:table-cell office:value-type="string">
            <text:p><text:s text:c="2"/>8.34 </text:p>
          </table:table-cell>
          <table:table-cell office:value-type="string">
            <text:p><text:s text:c="2"/>8.37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ExpSimpFunPats@IDC+_PrDFS_IORef</text:p>
          </table:table-cell>
          <table:table-cell table:style-name="Default" table:number-columns-repeated="5"/>
          <table:table-cell office:value-type="string">
            <text:p><text:s text:c="2"/>7.33 </text:p>
          </table:table-cell>
          <table:table-cell office:value-type="string">
            <text:p><text:s text:c="2"/>7.08 </text:p>
          </table:table-cell>
          <table:table-cell office:value-type="string">
            <text:p><text:s text:c="2"/>6.72 </text:p>
          </table:table-cell>
        </table:table-row>
        <table:table-row table:style-name="ro1">
          <table:table-cell office:value-type="string">
            <text:p>ExpSimpFunPats@IDC+_DFS_IORef <text:s/></text:p>
          </table:table-cell>
          <table:table-cell table:style-name="Default" table:number-columns-repeated="5"/>
          <table:table-cell office:value-type="string">
            <text:p><text:s text:c="2"/>7.53 </text:p>
          </table:table-cell>
          <table:table-cell office:value-type="string">
            <text:p><text:s text:c="2"/>7.55 </text:p>
          </table:table-cell>
          <table:table-cell office:value-type="string">
            <text:p><text:s text:c="2"/>7.33 </text:p>
          </table:table-cell>
        </table:table-row>
        <table:table-row table:style-name="ro1">
          <table:table-cell office:value-type="string">
            <text:p>ExpSimpFunPats@PAKCS <text:s text:c="10"/></text:p>
          </table:table-cell>
          <table:table-cell table:style-name="Default" table:number-columns-repeated="5"/>
          <table:table-cell table:number-columns-repeated="2" office:value-type="string">
            <text:p><text:s text:c="2"/>0.26 </text:p>
          </table:table-cell>
          <table:table-cell office:value-type="string">
            <text:p><text:s text:c="2"/>0.25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PaliFunPats@IDC+_PrDFS_IORef</text:p>
          </table:table-cell>
          <table:table-cell table:style-name="Default" table:number-columns-repeated="5"/>
          <table:table-cell table:number-columns-repeated="2" office:value-type="string">
            <text:p><text:s text:c="2"/>0.06 </text:p>
          </table:table-cell>
          <table:table-cell office:value-type="string">
            <text:p><text:s text:c="2"/>0.05 </text:p>
          </table:table-cell>
        </table:table-row>
        <table:table-row table:style-name="ro1">
          <table:table-cell office:value-type="string">
            <text:p>PaliFunPats@IDC+_DFS_IORef <text:s/></text:p>
          </table:table-cell>
          <table:table-cell table:style-name="Default" table:number-columns-repeated="5"/>
          <table:table-cell office:value-type="string">
            <text:p><text:s text:c="2"/>0.07 </text:p>
          </table:table-cell>
          <table:table-cell table:number-columns-repeated="2" office:value-type="string">
            <text:p><text:s text:c="2"/>0.06 </text:p>
          </table:table-cell>
        </table:table-row>
        <table:table-row table:style-name="ro1">
          <table:table-cell office:value-type="string">
            <text:p>PaliFunPats@PAKCS <text:s text:c="10"/></text:p>
          </table:table-cell>
          <table:table-cell table:style-name="Default" table:number-columns-repeated="5"/>
          <table:table-cell office:value-type="string">
            <text:p>135.96 </text:p>
          </table:table-cell>
          <table:table-cell office:value-type="string">
            <text:p>136.05 </text:p>
          </table:table-cell>
          <table:table-cell office:value-type="string">
            <text:p>137.42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3">04/13/2011</text:date>, <text:time>01:5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3T01:56:21</dc:date>
    <dc:creator>Michael Hanus</dc:creator>
    <meta:generator>OpenOffice.org/3.2$Linux OpenOffice.org_project/320m19$Build-9505</meta:generator>
    <meta:editing-duration>PT01H02M04S</meta:editing-duration>
    <meta:editing-cycles>10</meta:editing-cycles>
    <meta:document-statistic meta:table-count="1" meta:cell-count="1282" meta:object-count="0"/>
  </office:meta>
</office:document-meta>
</file>